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66.72pt" svg:y="84.33pt">
            <loext:p draw:notify-on-update-of-ranges="Sheet1.E1:Sheet1.E379 Sheet1.F1:Sheet1.F37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-9767" calcext:value-type="float">
            <text:p>-9767</text:p>
          </table:table-cell>
          <table:table-cell office:value-type="float" office:value="50146" calcext:value-type="float">
            <text:p>50146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A1]+([.C1]*[.$K$1])" office:value-type="float" office:value="236" calcext:value-type="float">
            <text:p>236</text:p>
          </table:table-cell>
          <table:table-cell table:formula="of:=-([.B1]+([.D1]*[.$K$1]))" office:value-type="float" office:value="-131" calcext:value-type="float">
            <text:p>-131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20134" calcext:value-type="float">
            <text:p>20134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A2]+([.C2]*[.$K$1])" office:value-type="float" office:value="237" calcext:value-type="float">
            <text:p>237</text:p>
          </table:table-cell>
          <table:table-cell table:formula="of:=-([.B2]+([.D2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9771" calcext:value-type="float">
            <text:p>-9771</text:p>
          </table:table-cell>
          <table:table-cell office:value-type="float" office:value="50141" calcext:value-type="float">
            <text:p>5014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A3]+([.C3]*[.$K$1])" office:value-type="float" office:value="232" calcext:value-type="float">
            <text:p>232</text:p>
          </table:table-cell>
          <table:table-cell table:formula="of:=-([.B3]+([.D3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-49884" calcext:value-type="float">
            <text:p>-4988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A4]+([.C4]*[.$K$1])" office:value-type="float" office:value="200" calcext:value-type="float">
            <text:p>200</text:p>
          </table:table-cell>
          <table:table-cell table:formula="of:=-([.B4]+([.D4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30233" calcext:value-type="float">
            <text:p>30233</text:p>
          </table:table-cell>
          <table:table-cell office:value-type="float" office:value="40142" calcext:value-type="float">
            <text:p>4014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5]+([.C5]*[.$K$1])" office:value-type="float" office:value="224" calcext:value-type="float">
            <text:p>224</text:p>
          </table:table-cell>
          <table:table-cell table:formula="of:=-([.B5]+([.D5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29829" calcext:value-type="float">
            <text:p>-29829</text:p>
          </table:table-cell>
          <table:table-cell office:value-type="float" office:value="30132" calcext:value-type="float">
            <text:p>30132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A6]+([.C6]*[.$K$1])" office:value-type="float" office:value="180" calcext:value-type="float">
            <text:p>180</text:p>
          </table:table-cell>
          <table:table-cell table:formula="of:=-([.B6]+([.D6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39787" calcext:value-type="float">
            <text:p>-39787</text:p>
          </table:table-cell>
          <table:table-cell office:value-type="float" office:value="-19879" calcext:value-type="float">
            <text:p>-1987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7]+([.C7]*[.$K$1])" office:value-type="float" office:value="225" calcext:value-type="float">
            <text:p>225</text:p>
          </table:table-cell>
          <table:table-cell table:formula="of:=-([.B7]+([.D7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float" office:value="30138" calcext:value-type="float">
            <text:p>30138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8]+([.C8]*[.$K$1])" office:value-type="float" office:value="176" calcext:value-type="float">
            <text:p>176</text:p>
          </table:table-cell>
          <table:table-cell table:formula="of:=-([.B8]+([.D8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19811" calcext:value-type="float">
            <text:p>-19811</text:p>
          </table:table-cell>
          <table:table-cell office:value-type="float" office:value="-49890" calcext:value-type="float">
            <text:p>-498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9]+([.C9]*[.$K$1])" office:value-type="float" office:value="195" calcext:value-type="float">
            <text:p>195</text:p>
          </table:table-cell>
          <table:table-cell table:formula="of:=-([.B9]+([.D9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9771" calcext:value-type="float">
            <text:p>-9771</text:p>
          </table:table-cell>
          <table:table-cell office:value-type="float" office:value="-19880" calcext:value-type="float">
            <text:p>-198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0]+([.C10]*[.$K$1])" office:value-type="float" office:value="232" calcext:value-type="float">
            <text:p>232</text:p>
          </table:table-cell>
          <table:table-cell table:formula="of:=-([.B10]+([.D10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30188" calcext:value-type="float">
            <text:p>30188</text:p>
          </table:table-cell>
          <table:table-cell office:value-type="float" office:value="-39880" calcext:value-type="float">
            <text:p>-3988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A11]+([.C11]*[.$K$1])" office:value-type="float" office:value="179" calcext:value-type="float">
            <text:p>179</text:p>
          </table:table-cell>
          <table:table-cell table:formula="of:=-([.B11]+([.D11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29788" calcext:value-type="float">
            <text:p>-29788</text:p>
          </table:table-cell>
          <table:table-cell office:value-type="float" office:value="-29882" calcext:value-type="float">
            <text:p>-2988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12]+([.C12]*[.$K$1])" office:value-type="float" office:value="221" calcext:value-type="float">
            <text:p>221</text:p>
          </table:table-cell>
          <table:table-cell table:formula="of:=-([.B12]+([.D12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19790" calcext:value-type="float">
            <text:p>-19790</text:p>
          </table:table-cell>
          <table:table-cell office:value-type="float" office:value="-39886" calcext:value-type="float">
            <text:p>-398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13]+([.C13]*[.$K$1])" office:value-type="float" office:value="216" calcext:value-type="float">
            <text:p>216</text:p>
          </table:table-cell>
          <table:table-cell table:formula="of:=-([.B13]+([.D13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-39881" calcext:value-type="float">
            <text:p>-3988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A14]+([.C14]*[.$K$1])" office:value-type="float" office:value="176" calcext:value-type="float">
            <text:p>176</text:p>
          </table:table-cell>
          <table:table-cell table:formula="of:=-([.B14]+([.D14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-9871" calcext:value-type="float">
            <text:p>-987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A15]+([.C15]*[.$K$1])" office:value-type="float" office:value="208" calcext:value-type="float">
            <text:p>208</text:p>
          </table:table-cell>
          <table:table-cell table:formula="of:=-([.B15]+([.D15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float" office:value="20137" calcext:value-type="float">
            <text:p>20137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A16]+([.C16]*[.$K$1])" office:value-type="float" office:value="229" calcext:value-type="float">
            <text:p>229</text:p>
          </table:table-cell>
          <table:table-cell table:formula="of:=-([.B16]+([.D16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-19878" calcext:value-type="float">
            <text:p>-19878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A17]+([.C17]*[.$K$1])" office:value-type="float" office:value="224" calcext:value-type="float">
            <text:p>224</text:p>
          </table:table-cell>
          <table:table-cell table:formula="of:=-([.B17]+([.D17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40204" calcext:value-type="float">
            <text:p>40204</text:p>
          </table:table-cell>
          <table:table-cell office:value-type="float" office:value="30135" calcext:value-type="float">
            <text:p>3013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18]+([.C18]*[.$K$1])" office:value-type="float" office:value="192" calcext:value-type="float">
            <text:p>192</text:p>
          </table:table-cell>
          <table:table-cell table:formula="of:=-([.B18]+([.D18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40225" calcext:value-type="float">
            <text:p>40225</text:p>
          </table:table-cell>
          <table:table-cell office:value-type="float" office:value="40139" calcext:value-type="float">
            <text:p>40139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19]+([.C19]*[.$K$1])" office:value-type="float" office:value="213" calcext:value-type="float">
            <text:p>213</text:p>
          </table:table-cell>
          <table:table-cell table:formula="of:=-([.B19]+([.D19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40231" calcext:value-type="float">
            <text:p>40231</text:p>
          </table:table-cell>
          <table:table-cell office:value-type="float" office:value="50143" calcext:value-type="float">
            <text:p>5014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A20]+([.C20]*[.$K$1])" office:value-type="float" office:value="219" calcext:value-type="float">
            <text:p>219</text:p>
          </table:table-cell>
          <table:table-cell table:formula="of:=-([.B20]+([.D20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19793" calcext:value-type="float">
            <text:p>-19793</text:p>
          </table:table-cell>
          <table:table-cell office:value-type="float" office:value="40141" calcext:value-type="float">
            <text:p>4014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A21]+([.C21]*[.$K$1])" office:value-type="float" office:value="213" calcext:value-type="float">
            <text:p>213</text:p>
          </table:table-cell>
          <table:table-cell table:formula="of:=-([.B21]+([.D21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50247" calcext:value-type="float">
            <text:p>50247</text:p>
          </table:table-cell>
          <table:table-cell office:value-type="float" office:value="50146" calcext:value-type="float">
            <text:p>50146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[.A22]+([.C22]*[.$K$1])" office:value-type="float" office:value="232" calcext:value-type="float">
            <text:p>232</text:p>
          </table:table-cell>
          <table:table-cell table:formula="of:=-([.B22]+([.D22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50203" calcext:value-type="float">
            <text:p>50203</text:p>
          </table:table-cell>
          <table:table-cell office:value-type="float" office:value="20129" calcext:value-type="float">
            <text:p>2012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A23]+([.C23]*[.$K$1])" office:value-type="float" office:value="188" calcext:value-type="float">
            <text:p>188</text:p>
          </table:table-cell>
          <table:table-cell table:formula="of:=-([.B23]+([.D2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10238" calcext:value-type="float">
            <text:p>10238</text:p>
          </table:table-cell>
          <table:table-cell office:value-type="float" office:value="10132" calcext:value-type="float">
            <text:p>1013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24]+([.C24]*[.$K$1])" office:value-type="float" office:value="235" calcext:value-type="float">
            <text:p>235</text:p>
          </table:table-cell>
          <table:table-cell table:formula="of:=-([.B24]+([.D24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-39888" calcext:value-type="float">
            <text:p>-3988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A25]+([.C25]*[.$K$1])" office:value-type="float" office:value="208" calcext:value-type="float">
            <text:p>208</text:p>
          </table:table-cell>
          <table:table-cell table:formula="of:=-([.B25]+([.D25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50193" calcext:value-type="float">
            <text:p>50193</text:p>
          </table:table-cell>
          <table:table-cell office:value-type="float" office:value="30132" calcext:value-type="float">
            <text:p>3013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formula="of:=[.A26]+([.C26]*[.$K$1])" office:value-type="float" office:value="178" calcext:value-type="float">
            <text:p>178</text:p>
          </table:table-cell>
          <table:table-cell table:formula="of:=-([.B26]+([.D26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803" calcext:value-type="float">
            <text:p>-49803</text:p>
          </table:table-cell>
          <table:table-cell office:value-type="float" office:value="-39881" calcext:value-type="float">
            <text:p>-398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27]+([.C27]*[.$K$1])" office:value-type="float" office:value="212" calcext:value-type="float">
            <text:p>212</text:p>
          </table:table-cell>
          <table:table-cell table:formula="of:=-([.B27]+([.D27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29820" calcext:value-type="float">
            <text:p>-29820</text:p>
          </table:table-cell>
          <table:table-cell office:value-type="float" office:value="-29877" calcext:value-type="float">
            <text:p>-29877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28]+([.C28]*[.$K$1])" office:value-type="float" office:value="189" calcext:value-type="float">
            <text:p>189</text:p>
          </table:table-cell>
          <table:table-cell table:formula="of:=-([.B28]+([.D2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float" office:value="20138" calcext:value-type="float">
            <text:p>20138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A29]+([.C29]*[.$K$1])" office:value-type="float" office:value="229" calcext:value-type="float">
            <text:p>229</text:p>
          </table:table-cell>
          <table:table-cell table:formula="of:=-([.B29]+([.D2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10126" calcext:value-type="float">
            <text:p>1012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A30]+([.C30]*[.$K$1])" office:value-type="float" office:value="201" calcext:value-type="float">
            <text:p>201</text:p>
          </table:table-cell>
          <table:table-cell table:formula="of:=-([.B30]+([.D3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39803" calcext:value-type="float">
            <text:p>-39803</text:p>
          </table:table-cell>
          <table:table-cell office:value-type="float" office:value="40136" calcext:value-type="float">
            <text:p>4013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31]+([.C31]*[.$K$1])" office:value-type="float" office:value="209" calcext:value-type="float">
            <text:p>209</text:p>
          </table:table-cell>
          <table:table-cell table:formula="of:=-([.B31]+([.D31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50248" calcext:value-type="float">
            <text:p>50248</text:p>
          </table:table-cell>
          <table:table-cell office:value-type="float" office:value="-39888" calcext:value-type="float">
            <text:p>-39888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[.A32]+([.C32]*[.$K$1])" office:value-type="float" office:value="233" calcext:value-type="float">
            <text:p>233</text:p>
          </table:table-cell>
          <table:table-cell table:formula="of:=-([.B32]+([.D32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801" calcext:value-type="float">
            <text:p>-19801</text:p>
          </table:table-cell>
          <table:table-cell office:value-type="float" office:value="-29884" calcext:value-type="float">
            <text:p>-2988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3]+([.C33]*[.$K$1])" office:value-type="float" office:value="205" calcext:value-type="float">
            <text:p>205</text:p>
          </table:table-cell>
          <table:table-cell table:formula="of:=-([.B33]+([.D33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244" calcext:value-type="float">
            <text:p>40244</text:p>
          </table:table-cell>
          <table:table-cell office:value-type="float" office:value="-9876" calcext:value-type="float">
            <text:p>-987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formula="of:=[.A34]+([.C34]*[.$K$1])" office:value-type="float" office:value="232" calcext:value-type="float">
            <text:p>232</text:p>
          </table:table-cell>
          <table:table-cell table:formula="of:=-([.B34]+([.D34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49799" calcext:value-type="float">
            <text:p>-49799</text:p>
          </table:table-cell>
          <table:table-cell office:value-type="float" office:value="50145" calcext:value-type="float">
            <text:p>50145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A35]+([.C35]*[.$K$1])" office:value-type="float" office:value="216" calcext:value-type="float">
            <text:p>216</text:p>
          </table:table-cell>
          <table:table-cell table:formula="of:=-([.B35]+([.D35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806" calcext:value-type="float">
            <text:p>-19806</text:p>
          </table:table-cell>
          <table:table-cell office:value-type="float" office:value="50140" calcext:value-type="float">
            <text:p>50140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36]+([.C36]*[.$K$1])" office:value-type="float" office:value="200" calcext:value-type="float">
            <text:p>200</text:p>
          </table:table-cell>
          <table:table-cell table:formula="of:=-([.B36]+([.D36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20223" calcext:value-type="float">
            <text:p>20223</text:p>
          </table:table-cell>
          <table:table-cell office:value-type="float" office:value="20134" calcext:value-type="float">
            <text:p>20134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A37]+([.C37]*[.$K$1])" office:value-type="float" office:value="217" calcext:value-type="float">
            <text:p>217</text:p>
          </table:table-cell>
          <table:table-cell table:formula="of:=-([.B37]+([.D37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29813" calcext:value-type="float">
            <text:p>-29813</text:p>
          </table:table-cell>
          <table:table-cell office:value-type="float" office:value="-49891" calcext:value-type="float">
            <text:p>-4989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8]+([.C38]*[.$K$1])" office:value-type="float" office:value="196" calcext:value-type="float">
            <text:p>196</text:p>
          </table:table-cell>
          <table:table-cell table:formula="of:=-([.B38]+([.D38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29809" calcext:value-type="float">
            <text:p>-29809</text:p>
          </table:table-cell>
          <table:table-cell office:value-type="float" office:value="-49883" calcext:value-type="float">
            <text:p>-4988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39]+([.C39]*[.$K$1])" office:value-type="float" office:value="200" calcext:value-type="float">
            <text:p>200</text:p>
          </table:table-cell>
          <table:table-cell table:formula="of:=-([.B39]+([.D3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9819" calcext:value-type="float">
            <text:p>-9819</text:p>
          </table:table-cell>
          <table:table-cell office:value-type="float" office:value="30141" calcext:value-type="float">
            <text:p>3014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[.A40]+([.C40]*[.$K$1])" office:value-type="float" office:value="184" calcext:value-type="float">
            <text:p>184</text:p>
          </table:table-cell>
          <table:table-cell table:formula="of:=-([.B40]+([.D40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40220" calcext:value-type="float">
            <text:p>40220</text:p>
          </table:table-cell>
          <table:table-cell office:value-type="float" office:value="10130" calcext:value-type="float">
            <text:p>10130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table:formula="of:=[.A41]+([.C41]*[.$K$1])" office:value-type="float" office:value="208" calcext:value-type="float">
            <text:p>208</text:p>
          </table:table-cell>
          <table:table-cell table:formula="of:=-([.B41]+([.D4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9771" calcext:value-type="float">
            <text:p>-9771</text:p>
          </table:table-cell>
          <table:table-cell office:value-type="float" office:value="10131" calcext:value-type="float">
            <text:p>1013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A42]+([.C42]*[.$K$1])" office:value-type="float" office:value="232" calcext:value-type="float">
            <text:p>232</text:p>
          </table:table-cell>
          <table:table-cell table:formula="of:=-([.B42]+([.D42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50192" calcext:value-type="float">
            <text:p>50192</text:p>
          </table:table-cell>
          <table:table-cell office:value-type="float" office:value="-49883" calcext:value-type="float">
            <text:p>-4988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A43]+([.C43]*[.$K$1])" office:value-type="float" office:value="177" calcext:value-type="float">
            <text:p>177</text:p>
          </table:table-cell>
          <table:table-cell table:formula="of:=-([.B43]+([.D4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30244" calcext:value-type="float">
            <text:p>30244</text:p>
          </table:table-cell>
          <table:table-cell office:value-type="float" office:value="-19877" calcext:value-type="float">
            <text:p>-1987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[.A44]+([.C44]*[.$K$1])" office:value-type="float" office:value="235" calcext:value-type="float">
            <text:p>235</text:p>
          </table:table-cell>
          <table:table-cell table:formula="of:=-([.B44]+([.D44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50247" calcext:value-type="float">
            <text:p>50247</text:p>
          </table:table-cell>
          <table:table-cell office:value-type="float" office:value="50143" calcext:value-type="float">
            <text:p>50143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[.A45]+([.C45]*[.$K$1])" office:value-type="float" office:value="232" calcext:value-type="float">
            <text:p>232</text:p>
          </table:table-cell>
          <table:table-cell table:formula="of:=-([.B45]+([.D45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0138" calcext:value-type="float">
            <text:p>5013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A46]+([.C46]*[.$K$1])" office:value-type="float" office:value="237" calcext:value-type="float">
            <text:p>237</text:p>
          </table:table-cell>
          <table:table-cell table:formula="of:=-([.B46]+([.D46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830" calcext:value-type="float">
            <text:p>-49830</text:p>
          </table:table-cell>
          <table:table-cell office:value-type="float" office:value="-19874" calcext:value-type="float">
            <text:p>-198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47]+([.C47]*[.$K$1])" office:value-type="float" office:value="185" calcext:value-type="float">
            <text:p>185</text:p>
          </table:table-cell>
          <table:table-cell table:formula="of:=-([.B47]+([.D47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80" calcext:value-type="float">
            <text:p>-19780</text:p>
          </table:table-cell>
          <table:table-cell office:value-type="float" office:value="20129" calcext:value-type="float">
            <text:p>20129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A48]+([.C48]*[.$K$1])" office:value-type="float" office:value="226" calcext:value-type="float">
            <text:p>226</text:p>
          </table:table-cell>
          <table:table-cell table:formula="of:=-([.B48]+([.D48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41" calcext:value-type="float">
            <text:p>40241</text:p>
          </table:table-cell>
          <table:table-cell office:value-type="float" office:value="50147" calcext:value-type="float">
            <text:p>50147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A49]+([.C49]*[.$K$1])" office:value-type="float" office:value="229" calcext:value-type="float">
            <text:p>229</text:p>
          </table:table-cell>
          <table:table-cell table:formula="of:=-([.B49]+([.D4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50217" calcext:value-type="float">
            <text:p>50217</text:p>
          </table:table-cell>
          <table:table-cell office:value-type="float" office:value="-29882" calcext:value-type="float">
            <text:p>-29882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formula="of:=[.A50]+([.C50]*[.$K$1])" office:value-type="float" office:value="202" calcext:value-type="float">
            <text:p>202</text:p>
          </table:table-cell>
          <table:table-cell table:formula="of:=-([.B50]+([.D50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40228" calcext:value-type="float">
            <text:p>40228</text:p>
          </table:table-cell>
          <table:table-cell office:value-type="float" office:value="40141" calcext:value-type="float">
            <text:p>40141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51]+([.C51]*[.$K$1])" office:value-type="float" office:value="216" calcext:value-type="float">
            <text:p>216</text:p>
          </table:table-cell>
          <table:table-cell table:formula="of:=-([.B51]+([.D51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39804" calcext:value-type="float">
            <text:p>-39804</text:p>
          </table:table-cell>
          <table:table-cell office:value-type="float" office:value="50141" calcext:value-type="float">
            <text:p>50141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A52]+([.C52]*[.$K$1])" office:value-type="float" office:value="208" calcext:value-type="float">
            <text:p>208</text:p>
          </table:table-cell>
          <table:table-cell table:formula="of:=-([.B52]+([.D52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40198" calcext:value-type="float">
            <text:p>40198</text:p>
          </table:table-cell>
          <table:table-cell office:value-type="float" office:value="-49887" calcext:value-type="float">
            <text:p>-4988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A53]+([.C53]*[.$K$1])" office:value-type="float" office:value="186" calcext:value-type="float">
            <text:p>186</text:p>
          </table:table-cell>
          <table:table-cell table:formula="of:=-([.B53]+([.D53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9803" calcext:value-type="float">
            <text:p>-9803</text:p>
          </table:table-cell>
          <table:table-cell office:value-type="float" office:value="-49886" calcext:value-type="float">
            <text:p>-4988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54]+([.C54]*[.$K$1])" office:value-type="float" office:value="200" calcext:value-type="float">
            <text:p>200</text:p>
          </table:table-cell>
          <table:table-cell table:formula="of:=-([.B54]+([.D54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19817" calcext:value-type="float">
            <text:p>-19817</text:p>
          </table:table-cell>
          <table:table-cell office:value-type="float" office:value="-49890" calcext:value-type="float">
            <text:p>-4989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55]+([.C55]*[.$K$1])" office:value-type="float" office:value="189" calcext:value-type="float">
            <text:p>189</text:p>
          </table:table-cell>
          <table:table-cell table:formula="of:=-([.B55]+([.D5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49835" calcext:value-type="float">
            <text:p>-49835</text:p>
          </table:table-cell>
          <table:table-cell office:value-type="float" office:value="10135" calcext:value-type="float">
            <text:p>1013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A56]+([.C56]*[.$K$1])" office:value-type="float" office:value="180" calcext:value-type="float">
            <text:p>180</text:p>
          </table:table-cell>
          <table:table-cell table:formula="of:=-([.B56]+([.D56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10219" calcext:value-type="float">
            <text:p>10219</text:p>
          </table:table-cell>
          <table:table-cell office:value-type="float" office:value="50146" calcext:value-type="float">
            <text:p>50146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A57]+([.C57]*[.$K$1])" office:value-type="float" office:value="216" calcext:value-type="float">
            <text:p>216</text:p>
          </table:table-cell>
          <table:table-cell table:formula="of:=-([.B57]+([.D57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float" office:value="-39884" calcext:value-type="float">
            <text:p>-39884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A58]+([.C58]*[.$K$1])" office:value-type="float" office:value="176" calcext:value-type="float">
            <text:p>176</text:p>
          </table:table-cell>
          <table:table-cell table:formula="of:=-([.B58]+([.D58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29832" calcext:value-type="float">
            <text:p>-29832</text:p>
          </table:table-cell>
          <table:table-cell office:value-type="float" office:value="-9880" calcext:value-type="float">
            <text:p>-98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59]+([.C59]*[.$K$1])" office:value-type="float" office:value="177" calcext:value-type="float">
            <text:p>177</text:p>
          </table:table-cell>
          <table:table-cell table:formula="of:=-([.B59]+([.D59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01" calcext:value-type="float">
            <text:p>40201</text:p>
          </table:table-cell>
          <table:table-cell office:value-type="float" office:value="40136" calcext:value-type="float">
            <text:p>40136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60]+([.C60]*[.$K$1])" office:value-type="float" office:value="189" calcext:value-type="float">
            <text:p>189</text:p>
          </table:table-cell>
          <table:table-cell table:formula="of:=-([.B60]+([.D60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49791" calcext:value-type="float">
            <text:p>-49791</text:p>
          </table:table-cell>
          <table:table-cell office:value-type="float" office:value="20129" calcext:value-type="float">
            <text:p>2012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A61]+([.C61]*[.$K$1])" office:value-type="float" office:value="224" calcext:value-type="float">
            <text:p>224</text:p>
          </table:table-cell>
          <table:table-cell table:formula="of:=-([.B61]+([.D61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float" office:value="30134" calcext:value-type="float">
            <text:p>30134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A62]+([.C62]*[.$K$1])" office:value-type="float" office:value="216" calcext:value-type="float">
            <text:p>216</text:p>
          </table:table-cell>
          <table:table-cell table:formula="of:=-([.B62]+([.D62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30132" calcext:value-type="float">
            <text:p>30132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A63]+([.C63]*[.$K$1])" office:value-type="float" office:value="201" calcext:value-type="float">
            <text:p>201</text:p>
          </table:table-cell>
          <table:table-cell table:formula="of:=-([.B63]+([.D6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29817" calcext:value-type="float">
            <text:p>-29817</text:p>
          </table:table-cell>
          <table:table-cell office:value-type="float" office:value="-19880" calcext:value-type="float">
            <text:p>-198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64]+([.C64]*[.$K$1])" office:value-type="float" office:value="192" calcext:value-type="float">
            <text:p>192</text:p>
          </table:table-cell>
          <table:table-cell table:formula="of:=-([.B64]+([.D64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20206" calcext:value-type="float">
            <text:p>20206</text:p>
          </table:table-cell>
          <table:table-cell office:value-type="float" office:value="-29881" calcext:value-type="float">
            <text:p>-2988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65]+([.C65]*[.$K$1])" office:value-type="float" office:value="200" calcext:value-type="float">
            <text:p>200</text:p>
          </table:table-cell>
          <table:table-cell table:formula="of:=-([.B65]+([.D65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29833" calcext:value-type="float">
            <text:p>-29833</text:p>
          </table:table-cell>
          <table:table-cell office:value-type="float" office:value="10127" calcext:value-type="float">
            <text:p>10127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A66]+([.C66]*[.$K$1])" office:value-type="float" office:value="176" calcext:value-type="float">
            <text:p>176</text:p>
          </table:table-cell>
          <table:table-cell table:formula="of:=-([.B66]+([.D66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40249" calcext:value-type="float">
            <text:p>40249</text:p>
          </table:table-cell>
          <table:table-cell office:value-type="float" office:value="30136" calcext:value-type="float">
            <text:p>3013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67]+([.C67]*[.$K$1])" office:value-type="float" office:value="237" calcext:value-type="float">
            <text:p>237</text:p>
          </table:table-cell>
          <table:table-cell table:formula="of:=-([.B67]+([.D67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19820" calcext:value-type="float">
            <text:p>-19820</text:p>
          </table:table-cell>
          <table:table-cell office:value-type="float" office:value="30137" calcext:value-type="float">
            <text:p>3013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A68]+([.C68]*[.$K$1])" office:value-type="float" office:value="186" calcext:value-type="float">
            <text:p>186</text:p>
          </table:table-cell>
          <table:table-cell table:formula="of:=-([.B68]+([.D68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30237" calcext:value-type="float">
            <text:p>30237</text:p>
          </table:table-cell>
          <table:table-cell office:value-type="float" office:value="-9873" calcext:value-type="float">
            <text:p>-9873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69]+([.C69]*[.$K$1])" office:value-type="float" office:value="228" calcext:value-type="float">
            <text:p>228</text:p>
          </table:table-cell>
          <table:table-cell table:formula="of:=-([.B69]+([.D69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20217" calcext:value-type="float">
            <text:p>20217</text:p>
          </table:table-cell>
          <table:table-cell office:value-type="float" office:value="-39884" calcext:value-type="float">
            <text:p>-3988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A70]+([.C70]*[.$K$1])" office:value-type="float" office:value="211" calcext:value-type="float">
            <text:p>211</text:p>
          </table:table-cell>
          <table:table-cell table:formula="of:=-([.B70]+([.D70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50191" calcext:value-type="float">
            <text:p>50191</text:p>
          </table:table-cell>
          <table:table-cell office:value-type="float" office:value="10130" calcext:value-type="float">
            <text:p>1013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71]+([.C71]*[.$K$1])" office:value-type="float" office:value="176" calcext:value-type="float">
            <text:p>176</text:p>
          </table:table-cell>
          <table:table-cell table:formula="of:=-([.B71]+([.D7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29825" calcext:value-type="float">
            <text:p>-29825</text:p>
          </table:table-cell>
          <table:table-cell office:value-type="float" office:value="50146" calcext:value-type="float">
            <text:p>50146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formula="of:=[.A72]+([.C72]*[.$K$1])" office:value-type="float" office:value="184" calcext:value-type="float">
            <text:p>184</text:p>
          </table:table-cell>
          <table:table-cell table:formula="of:=-([.B72]+([.D72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10192" calcext:value-type="float">
            <text:p>10192</text:p>
          </table:table-cell>
          <table:table-cell office:value-type="float" office:value="10135" calcext:value-type="float">
            <text:p>10135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73]+([.C73]*[.$K$1])" office:value-type="float" office:value="189" calcext:value-type="float">
            <text:p>189</text:p>
          </table:table-cell>
          <table:table-cell table:formula="of:=-([.B73]+([.D7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50191" calcext:value-type="float">
            <text:p>50191</text:p>
          </table:table-cell>
          <table:table-cell office:value-type="float" office:value="10130" calcext:value-type="float">
            <text:p>1013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74]+([.C74]*[.$K$1])" office:value-type="float" office:value="176" calcext:value-type="float">
            <text:p>176</text:p>
          </table:table-cell>
          <table:table-cell table:formula="of:=-([.B74]+([.D74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50223" calcext:value-type="float">
            <text:p>50223</text:p>
          </table:table-cell>
          <table:table-cell office:value-type="float" office:value="20129" calcext:value-type="float">
            <text:p>20129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A75]+([.C75]*[.$K$1])" office:value-type="float" office:value="208" calcext:value-type="float">
            <text:p>208</text:p>
          </table:table-cell>
          <table:table-cell table:formula="of:=-([.B75]+([.D75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40138" calcext:value-type="float">
            <text:p>40138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[.A76]+([.C76]*[.$K$1])" office:value-type="float" office:value="232" calcext:value-type="float">
            <text:p>232</text:p>
          </table:table-cell>
          <table:table-cell table:formula="of:=-([.B76]+([.D76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float" office:value="-9872" calcext:value-type="float">
            <text:p>-987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77]+([.C77]*[.$K$1])" office:value-type="float" office:value="212" calcext:value-type="float">
            <text:p>212</text:p>
          </table:table-cell>
          <table:table-cell table:formula="of:=-([.B77]+([.D77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49803" calcext:value-type="float">
            <text:p>-49803</text:p>
          </table:table-cell>
          <table:table-cell office:value-type="float" office:value="-39881" calcext:value-type="float">
            <text:p>-398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78]+([.C78]*[.$K$1])" office:value-type="float" office:value="212" calcext:value-type="float">
            <text:p>212</text:p>
          </table:table-cell>
          <table:table-cell table:formula="of:=-([.B78]+([.D78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39836" calcext:value-type="float">
            <text:p>-39836</text:p>
          </table:table-cell>
          <table:table-cell office:value-type="float" office:value="-39887" calcext:value-type="float">
            <text:p>-3988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79]+([.C79]*[.$K$1])" office:value-type="float" office:value="176" calcext:value-type="float">
            <text:p>176</text:p>
          </table:table-cell>
          <table:table-cell table:formula="of:=-([.B79]+([.D79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29820" calcext:value-type="float">
            <text:p>-29820</text:p>
          </table:table-cell>
          <table:table-cell office:value-type="float" office:value="-29885" calcext:value-type="float">
            <text:p>-2988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80]+([.C80]*[.$K$1])" office:value-type="float" office:value="189" calcext:value-type="float">
            <text:p>189</text:p>
          </table:table-cell>
          <table:table-cell table:formula="of:=-([.B80]+([.D80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29806" calcext:value-type="float">
            <text:p>-29806</text:p>
          </table:table-cell>
          <table:table-cell office:value-type="float" office:value="-9876" calcext:value-type="float">
            <text:p>-98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81]+([.C81]*[.$K$1])" office:value-type="float" office:value="203" calcext:value-type="float">
            <text:p>203</text:p>
          </table:table-cell>
          <table:table-cell table:formula="of:=-([.B81]+([.D8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29791" calcext:value-type="float">
            <text:p>-29791</text:p>
          </table:table-cell>
          <table:table-cell office:value-type="float" office:value="-19883" calcext:value-type="float">
            <text:p>-198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82]+([.C82]*[.$K$1])" office:value-type="float" office:value="218" calcext:value-type="float">
            <text:p>218</text:p>
          </table:table-cell>
          <table:table-cell table:formula="of:=-([.B82]+([.D82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835" calcext:value-type="float">
            <text:p>-49835</text:p>
          </table:table-cell>
          <table:table-cell office:value-type="float" office:value="50147" calcext:value-type="float">
            <text:p>5014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A83]+([.C83]*[.$K$1])" office:value-type="float" office:value="180" calcext:value-type="float">
            <text:p>180</text:p>
          </table:table-cell>
          <table:table-cell table:formula="of:=-([.B83]+([.D8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39825" calcext:value-type="float">
            <text:p>-39825</text:p>
          </table:table-cell>
          <table:table-cell office:value-type="float" office:value="-19874" calcext:value-type="float">
            <text:p>-198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84]+([.C84]*[.$K$1])" office:value-type="float" office:value="187" calcext:value-type="float">
            <text:p>187</text:p>
          </table:table-cell>
          <table:table-cell table:formula="of:=-([.B84]+([.D84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806" calcext:value-type="float">
            <text:p>-49806</text:p>
          </table:table-cell>
          <table:table-cell office:value-type="float" office:value="-39887" calcext:value-type="float">
            <text:p>-3988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85]+([.C85]*[.$K$1])" office:value-type="float" office:value="209" calcext:value-type="float">
            <text:p>209</text:p>
          </table:table-cell>
          <table:table-cell table:formula="of:=-([.B85]+([.D8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9766" calcext:value-type="float">
            <text:p>-9766</text:p>
          </table:table-cell>
          <table:table-cell office:value-type="float" office:value="10134" calcext:value-type="float">
            <text:p>101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A86]+([.C86]*[.$K$1])" office:value-type="float" office:value="237" calcext:value-type="float">
            <text:p>237</text:p>
          </table:table-cell>
          <table:table-cell table:formula="of:=-([.B86]+([.D86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19819" calcext:value-type="float">
            <text:p>-19819</text:p>
          </table:table-cell>
          <table:table-cell office:value-type="float" office:value="-49892" calcext:value-type="float">
            <text:p>-498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87]+([.C87]*[.$K$1])" office:value-type="float" office:value="187" calcext:value-type="float">
            <text:p>187</text:p>
          </table:table-cell>
          <table:table-cell table:formula="of:=-([.B87]+([.D8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778" calcext:value-type="float">
            <text:p>-49778</text:p>
          </table:table-cell>
          <table:table-cell office:value-type="float" office:value="10135" calcext:value-type="float">
            <text:p>10135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A88]+([.C88]*[.$K$1])" office:value-type="float" office:value="237" calcext:value-type="float">
            <text:p>237</text:p>
          </table:table-cell>
          <table:table-cell table:formula="of:=-([.B88]+([.D8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20231" calcext:value-type="float">
            <text:p>20231</text:p>
          </table:table-cell>
          <table:table-cell office:value-type="float" office:value="-29886" calcext:value-type="float">
            <text:p>-2988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89]+([.C89]*[.$K$1])" office:value-type="float" office:value="225" calcext:value-type="float">
            <text:p>225</text:p>
          </table:table-cell>
          <table:table-cell table:formula="of:=-([.B89]+([.D89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9817" calcext:value-type="float">
            <text:p>-9817</text:p>
          </table:table-cell>
          <table:table-cell office:value-type="float" office:value="-19883" calcext:value-type="float">
            <text:p>-19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90]+([.C90]*[.$K$1])" office:value-type="float" office:value="186" calcext:value-type="float">
            <text:p>186</text:p>
          </table:table-cell>
          <table:table-cell table:formula="of:=-([.B90]+([.D9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9778" calcext:value-type="float">
            <text:p>-9778</text:p>
          </table:table-cell>
          <table:table-cell office:value-type="float" office:value="20133" calcext:value-type="float">
            <text:p>2013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A91]+([.C91]*[.$K$1])" office:value-type="float" office:value="225" calcext:value-type="float">
            <text:p>225</text:p>
          </table:table-cell>
          <table:table-cell table:formula="of:=-([.B91]+([.D9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50220" calcext:value-type="float">
            <text:p>50220</text:p>
          </table:table-cell>
          <table:table-cell office:value-type="float" office:value="-19881" calcext:value-type="float">
            <text:p>-1988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A92]+([.C92]*[.$K$1])" office:value-type="float" office:value="205" calcext:value-type="float">
            <text:p>205</text:p>
          </table:table-cell>
          <table:table-cell table:formula="of:=-([.B92]+([.D92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40144" calcext:value-type="float">
            <text:p>4014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[.A93]+([.C93]*[.$K$1])" office:value-type="float" office:value="208" calcext:value-type="float">
            <text:p>208</text:p>
          </table:table-cell>
          <table:table-cell table:formula="of:=-([.B93]+([.D9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39783" calcext:value-type="float">
            <text:p>-39783</text:p>
          </table:table-cell>
          <table:table-cell office:value-type="float" office:value="30133" calcext:value-type="float">
            <text:p>3013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A94]+([.C94]*[.$K$1])" office:value-type="float" office:value="229" calcext:value-type="float">
            <text:p>229</text:p>
          </table:table-cell>
          <table:table-cell table:formula="of:=-([.B94]+([.D94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769" calcext:value-type="float">
            <text:p>-19769</text:p>
          </table:table-cell>
          <table:table-cell office:value-type="float" office:value="40135" calcext:value-type="float">
            <text:p>4013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A95]+([.C95]*[.$K$1])" office:value-type="float" office:value="237" calcext:value-type="float">
            <text:p>237</text:p>
          </table:table-cell>
          <table:table-cell table:formula="of:=-([.B95]+([.D95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39791" calcext:value-type="float">
            <text:p>-39791</text:p>
          </table:table-cell>
          <table:table-cell office:value-type="float" office:value="30135" calcext:value-type="float">
            <text:p>30135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A96]+([.C96]*[.$K$1])" office:value-type="float" office:value="221" calcext:value-type="float">
            <text:p>221</text:p>
          </table:table-cell>
          <table:table-cell table:formula="of:=-([.B96]+([.D96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19814" calcext:value-type="float">
            <text:p>-19814</text:p>
          </table:table-cell>
          <table:table-cell office:value-type="float" office:value="-49888" calcext:value-type="float">
            <text:p>-498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97]+([.C97]*[.$K$1])" office:value-type="float" office:value="192" calcext:value-type="float">
            <text:p>192</text:p>
          </table:table-cell>
          <table:table-cell table:formula="of:=-([.B97]+([.D97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49829" calcext:value-type="float">
            <text:p>-49829</text:p>
          </table:table-cell>
          <table:table-cell office:value-type="float" office:value="-49883" calcext:value-type="float">
            <text:p>-49883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98]+([.C98]*[.$K$1])" office:value-type="float" office:value="186" calcext:value-type="float">
            <text:p>186</text:p>
          </table:table-cell>
          <table:table-cell table:formula="of:=-([.B98]+([.D9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90" calcext:value-type="float">
            <text:p>-19790</text:p>
          </table:table-cell>
          <table:table-cell office:value-type="float" office:value="-9872" calcext:value-type="float">
            <text:p>-98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99]+([.C99]*[.$K$1])" office:value-type="float" office:value="216" calcext:value-type="float">
            <text:p>216</text:p>
          </table:table-cell>
          <table:table-cell table:formula="of:=-([.B99]+([.D99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-49892" calcext:value-type="float">
            <text:p>-4989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A100]+([.C100]*[.$K$1])" office:value-type="float" office:value="204" calcext:value-type="float">
            <text:p>204</text:p>
          </table:table-cell>
          <table:table-cell table:formula="of:=-([.B100]+([.D10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-39882" calcext:value-type="float">
            <text:p>-3988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A101]+([.C101]*[.$K$1])" office:value-type="float" office:value="232" calcext:value-type="float">
            <text:p>232</text:p>
          </table:table-cell>
          <table:table-cell table:formula="of:=-([.B101]+([.D101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50138" calcext:value-type="float">
            <text:p>50138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A102]+([.C102]*[.$K$1])" office:value-type="float" office:value="232" calcext:value-type="float">
            <text:p>232</text:p>
          </table:table-cell>
          <table:table-cell table:formula="of:=-([.B102]+([.D102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814" calcext:value-type="float">
            <text:p>-19814</text:p>
          </table:table-cell>
          <table:table-cell office:value-type="float" office:value="-29878" calcext:value-type="float">
            <text:p>-298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03]+([.C103]*[.$K$1])" office:value-type="float" office:value="192" calcext:value-type="float">
            <text:p>192</text:p>
          </table:table-cell>
          <table:table-cell table:formula="of:=-([.B103]+([.D103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10129" calcext:value-type="float">
            <text:p>1012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[.A104]+([.C104]*[.$K$1])" office:value-type="float" office:value="208" calcext:value-type="float">
            <text:p>208</text:p>
          </table:table-cell>
          <table:table-cell table:formula="of:=-([.B104]+([.D104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30133" calcext:value-type="float">
            <text:p>30133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A105]+([.C105]*[.$K$1])" office:value-type="float" office:value="232" calcext:value-type="float">
            <text:p>232</text:p>
          </table:table-cell>
          <table:table-cell table:formula="of:=-([.B105]+([.D105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40144" calcext:value-type="float">
            <text:p>4014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[.A106]+([.C106]*[.$K$1])" office:value-type="float" office:value="185" calcext:value-type="float">
            <text:p>185</text:p>
          </table:table-cell>
          <table:table-cell table:formula="of:=-([.B106]+([.D106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-19874" calcext:value-type="float">
            <text:p>-1987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A107]+([.C107]*[.$K$1])" office:value-type="float" office:value="232" calcext:value-type="float">
            <text:p>232</text:p>
          </table:table-cell>
          <table:table-cell table:formula="of:=-([.B107]+([.D107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93" calcext:value-type="float">
            <text:p>-19793</text:p>
          </table:table-cell>
          <table:table-cell office:value-type="float" office:value="30135" calcext:value-type="float">
            <text:p>3013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A108]+([.C108]*[.$K$1])" office:value-type="float" office:value="213" calcext:value-type="float">
            <text:p>213</text:p>
          </table:table-cell>
          <table:table-cell table:formula="of:=-([.B108]+([.D108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float" office:value="30141" calcext:value-type="float">
            <text:p>3014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A109]+([.C109]*[.$K$1])" office:value-type="float" office:value="192" calcext:value-type="float">
            <text:p>192</text:p>
          </table:table-cell>
          <table:table-cell table:formula="of:=-([.B109]+([.D10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39815" calcext:value-type="float">
            <text:p>-39815</text:p>
          </table:table-cell>
          <table:table-cell office:value-type="float" office:value="40135" calcext:value-type="float">
            <text:p>4013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110]+([.C110]*[.$K$1])" office:value-type="float" office:value="197" calcext:value-type="float">
            <text:p>197</text:p>
          </table:table-cell>
          <table:table-cell table:formula="of:=-([.B110]+([.D11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52" calcext:value-type="float">
            <text:p>50252</text:p>
          </table:table-cell>
          <table:table-cell office:value-type="float" office:value="40138" calcext:value-type="float">
            <text:p>40138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A111]+([.C111]*[.$K$1])" office:value-type="float" office:value="237" calcext:value-type="float">
            <text:p>237</text:p>
          </table:table-cell>
          <table:table-cell table:formula="of:=-([.B111]+([.D111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-19880" calcext:value-type="float">
            <text:p>-1988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[.A112]+([.C112]*[.$K$1])" office:value-type="float" office:value="213" calcext:value-type="float">
            <text:p>213</text:p>
          </table:table-cell>
          <table:table-cell table:formula="of:=-([.B112]+([.D112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20190" calcext:value-type="float">
            <text:p>20190</text:p>
          </table:table-cell>
          <table:table-cell office:value-type="float" office:value="-19883" calcext:value-type="float">
            <text:p>-1988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A113]+([.C113]*[.$K$1])" office:value-type="float" office:value="184" calcext:value-type="float">
            <text:p>184</text:p>
          </table:table-cell>
          <table:table-cell table:formula="of:=-([.B113]+([.D11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-29878" calcext:value-type="float">
            <text:p>-2987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formula="of:=[.A114]+([.C114]*[.$K$1])" office:value-type="float" office:value="213" calcext:value-type="float">
            <text:p>213</text:p>
          </table:table-cell>
          <table:table-cell table:formula="of:=-([.B114]+([.D114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20187" calcext:value-type="float">
            <text:p>20187</text:p>
          </table:table-cell>
          <table:table-cell office:value-type="float" office:value="-39888" calcext:value-type="float">
            <text:p>-3988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A115]+([.C115]*[.$K$1])" office:value-type="float" office:value="181" calcext:value-type="float">
            <text:p>181</text:p>
          </table:table-cell>
          <table:table-cell table:formula="of:=-([.B115]+([.D115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40143" calcext:value-type="float">
            <text:p>4014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[.A116]+([.C116]*[.$K$1])" office:value-type="float" office:value="176" calcext:value-type="float">
            <text:p>176</text:p>
          </table:table-cell>
          <table:table-cell table:formula="of:=-([.B116]+([.D116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20203" calcext:value-type="float">
            <text:p>20203</text:p>
          </table:table-cell>
          <table:table-cell office:value-type="float" office:value="-29886" calcext:value-type="float">
            <text:p>-2988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117]+([.C117]*[.$K$1])" office:value-type="float" office:value="197" calcext:value-type="float">
            <text:p>197</text:p>
          </table:table-cell>
          <table:table-cell table:formula="of:=-([.B117]+([.D11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188" calcext:value-type="float">
            <text:p>40188</text:p>
          </table:table-cell>
          <table:table-cell office:value-type="float" office:value="50143" calcext:value-type="float">
            <text:p>5014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A118]+([.C118]*[.$K$1])" office:value-type="float" office:value="176" calcext:value-type="float">
            <text:p>176</text:p>
          </table:table-cell>
          <table:table-cell table:formula="of:=-([.B118]+([.D118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-29885" calcext:value-type="float">
            <text:p>-2988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formula="of:=[.A119]+([.C119]*[.$K$1])" office:value-type="float" office:value="213" calcext:value-type="float">
            <text:p>213</text:p>
          </table:table-cell>
          <table:table-cell table:formula="of:=-([.B119]+([.D119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float" office:value="-9877" calcext:value-type="float">
            <text:p>-987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A120]+([.C120]*[.$K$1])" office:value-type="float" office:value="234" calcext:value-type="float">
            <text:p>234</text:p>
          </table:table-cell>
          <table:table-cell table:formula="of:=-([.B120]+([.D120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49804" calcext:value-type="float">
            <text:p>-49804</text:p>
          </table:table-cell>
          <table:table-cell office:value-type="float" office:value="-19877" calcext:value-type="float">
            <text:p>-198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121]+([.C121]*[.$K$1])" office:value-type="float" office:value="211" calcext:value-type="float">
            <text:p>211</text:p>
          </table:table-cell>
          <table:table-cell table:formula="of:=-([.B121]+([.D121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29793" calcext:value-type="float">
            <text:p>-29793</text:p>
          </table:table-cell>
          <table:table-cell office:value-type="float" office:value="-49888" calcext:value-type="float">
            <text:p>-498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22]+([.C122]*[.$K$1])" office:value-type="float" office:value="216" calcext:value-type="float">
            <text:p>216</text:p>
          </table:table-cell>
          <table:table-cell table:formula="of:=-([.B122]+([.D122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20235" calcext:value-type="float">
            <text:p>20235</text:p>
          </table:table-cell>
          <table:table-cell office:value-type="float" office:value="30140" calcext:value-type="float">
            <text:p>3014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A123]+([.C123]*[.$K$1])" office:value-type="float" office:value="229" calcext:value-type="float">
            <text:p>229</text:p>
          </table:table-cell>
          <table:table-cell table:formula="of:=-([.B123]+([.D123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39788" calcext:value-type="float">
            <text:p>-39788</text:p>
          </table:table-cell>
          <table:table-cell office:value-type="float" office:value="10133" calcext:value-type="float">
            <text:p>101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A124]+([.C124]*[.$K$1])" office:value-type="float" office:value="224" calcext:value-type="float">
            <text:p>224</text:p>
          </table:table-cell>
          <table:table-cell table:formula="of:=-([.B124]+([.D124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793" calcext:value-type="float">
            <text:p>-19793</text:p>
          </table:table-cell>
          <table:table-cell office:value-type="float" office:value="10132" calcext:value-type="float">
            <text:p>10132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A125]+([.C125]*[.$K$1])" office:value-type="float" office:value="213" calcext:value-type="float">
            <text:p>213</text:p>
          </table:table-cell>
          <table:table-cell table:formula="of:=-([.B125]+([.D125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30201" calcext:value-type="float">
            <text:p>30201</text:p>
          </table:table-cell>
          <table:table-cell office:value-type="float" office:value="40143" calcext:value-type="float">
            <text:p>4014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126]+([.C126]*[.$K$1])" office:value-type="float" office:value="192" calcext:value-type="float">
            <text:p>192</text:p>
          </table:table-cell>
          <table:table-cell table:formula="of:=-([.B126]+([.D126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40212" calcext:value-type="float">
            <text:p>40212</text:p>
          </table:table-cell>
          <table:table-cell office:value-type="float" office:value="50138" calcext:value-type="float">
            <text:p>50138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A127]+([.C127]*[.$K$1])" office:value-type="float" office:value="200" calcext:value-type="float">
            <text:p>200</text:p>
          </table:table-cell>
          <table:table-cell table:formula="of:=-([.B127]+([.D12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786" calcext:value-type="float">
            <text:p>-19786</text:p>
          </table:table-cell>
          <table:table-cell office:value-type="float" office:value="-9875" calcext:value-type="float">
            <text:p>-98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28]+([.C128]*[.$K$1])" office:value-type="float" office:value="220" calcext:value-type="float">
            <text:p>220</text:p>
          </table:table-cell>
          <table:table-cell table:formula="of:=-([.B128]+([.D128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9810" calcext:value-type="float">
            <text:p>-9810</text:p>
          </table:table-cell>
          <table:table-cell office:value-type="float" office:value="-19879" calcext:value-type="float">
            <text:p>-198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129]+([.C129]*[.$K$1])" office:value-type="float" office:value="193" calcext:value-type="float">
            <text:p>193</text:p>
          </table:table-cell>
          <table:table-cell table:formula="of:=-([.B129]+([.D129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float" office:value="-49888" calcext:value-type="float">
            <text:p>-49888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[.A130]+([.C130]*[.$K$1])" office:value-type="float" office:value="210" calcext:value-type="float">
            <text:p>210</text:p>
          </table:table-cell>
          <table:table-cell table:formula="of:=-([.B130]+([.D130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50218" calcext:value-type="float">
            <text:p>50218</text:p>
          </table:table-cell>
          <table:table-cell office:value-type="float" office:value="-49892" calcext:value-type="float">
            <text:p>-4989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[.A131]+([.C131]*[.$K$1])" office:value-type="float" office:value="203" calcext:value-type="float">
            <text:p>203</text:p>
          </table:table-cell>
          <table:table-cell table:formula="of:=-([.B131]+([.D131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25" calcext:value-type="float">
            <text:p>40225</text:p>
          </table:table-cell>
          <table:table-cell office:value-type="float" office:value="-29883" calcext:value-type="float">
            <text:p>-29883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A132]+([.C132]*[.$K$1])" office:value-type="float" office:value="213" calcext:value-type="float">
            <text:p>213</text:p>
          </table:table-cell>
          <table:table-cell table:formula="of:=-([.B132]+([.D132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30233" calcext:value-type="float">
            <text:p>30233</text:p>
          </table:table-cell>
          <table:table-cell office:value-type="float" office:value="30136" calcext:value-type="float">
            <text:p>30136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[.A133]+([.C133]*[.$K$1])" office:value-type="float" office:value="224" calcext:value-type="float">
            <text:p>224</text:p>
          </table:table-cell>
          <table:table-cell table:formula="of:=-([.B133]+([.D133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-19881" calcext:value-type="float">
            <text:p>-1988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A134]+([.C134]*[.$K$1])" office:value-type="float" office:value="208" calcext:value-type="float">
            <text:p>208</text:p>
          </table:table-cell>
          <table:table-cell table:formula="of:=-([.B134]+([.D134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-9878" calcext:value-type="float">
            <text:p>-987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A135]+([.C135]*[.$K$1])" office:value-type="float" office:value="213" calcext:value-type="float">
            <text:p>213</text:p>
          </table:table-cell>
          <table:table-cell table:formula="of:=-([.B135]+([.D13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19794" calcext:value-type="float">
            <text:p>-19794</text:p>
          </table:table-cell>
          <table:table-cell office:value-type="float" office:value="20136" calcext:value-type="float">
            <text:p>20136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A136]+([.C136]*[.$K$1])" office:value-type="float" office:value="212" calcext:value-type="float">
            <text:p>212</text:p>
          </table:table-cell>
          <table:table-cell table:formula="of:=-([.B136]+([.D136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40141" calcext:value-type="float">
            <text:p>40141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[.A137]+([.C137]*[.$K$1])" office:value-type="float" office:value="185" calcext:value-type="float">
            <text:p>185</text:p>
          </table:table-cell>
          <table:table-cell table:formula="of:=-([.B137]+([.D137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9819" calcext:value-type="float">
            <text:p>-9819</text:p>
          </table:table-cell>
          <table:table-cell office:value-type="float" office:value="50145" calcext:value-type="float">
            <text:p>50145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A138]+([.C138]*[.$K$1])" office:value-type="float" office:value="184" calcext:value-type="float">
            <text:p>184</text:p>
          </table:table-cell>
          <table:table-cell table:formula="of:=-([.B138]+([.D138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9774" calcext:value-type="float">
            <text:p>-9774</text:p>
          </table:table-cell>
          <table:table-cell office:value-type="float" office:value="-9877" calcext:value-type="float">
            <text:p>-987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139]+([.C139]*[.$K$1])" office:value-type="float" office:value="229" calcext:value-type="float">
            <text:p>229</text:p>
          </table:table-cell>
          <table:table-cell table:formula="of:=-([.B139]+([.D139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10227" calcext:value-type="float">
            <text:p>10227</text:p>
          </table:table-cell>
          <table:table-cell office:value-type="float" office:value="-39883" calcext:value-type="float">
            <text:p>-3988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A140]+([.C140]*[.$K$1])" office:value-type="float" office:value="224" calcext:value-type="float">
            <text:p>224</text:p>
          </table:table-cell>
          <table:table-cell table:formula="of:=-([.B140]+([.D140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9816" calcext:value-type="float">
            <text:p>-9816</text:p>
          </table:table-cell>
          <table:table-cell office:value-type="float" office:value="40139" calcext:value-type="float">
            <text:p>40139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A141]+([.C141]*[.$K$1])" office:value-type="float" office:value="187" calcext:value-type="float">
            <text:p>187</text:p>
          </table:table-cell>
          <table:table-cell table:formula="of:=-([.B141]+([.D14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39775" calcext:value-type="float">
            <text:p>-39775</text:p>
          </table:table-cell>
          <table:table-cell office:value-type="float" office:value="10133" calcext:value-type="float">
            <text:p>1013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A142]+([.C142]*[.$K$1])" office:value-type="float" office:value="237" calcext:value-type="float">
            <text:p>237</text:p>
          </table:table-cell>
          <table:table-cell table:formula="of:=-([.B142]+([.D142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9778" calcext:value-type="float">
            <text:p>-9778</text:p>
          </table:table-cell>
          <table:table-cell office:value-type="float" office:value="-9880" calcext:value-type="float">
            <text:p>-98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143]+([.C143]*[.$K$1])" office:value-type="float" office:value="225" calcext:value-type="float">
            <text:p>225</text:p>
          </table:table-cell>
          <table:table-cell table:formula="of:=-([.B143]+([.D14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10228" calcext:value-type="float">
            <text:p>10228</text:p>
          </table:table-cell>
          <table:table-cell office:value-type="float" office:value="20129" calcext:value-type="float">
            <text:p>20129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144]+([.C144]*[.$K$1])" office:value-type="float" office:value="225" calcext:value-type="float">
            <text:p>225</text:p>
          </table:table-cell>
          <table:table-cell table:formula="of:=-([.B144]+([.D14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207" calcext:value-type="float">
            <text:p>20207</text:p>
          </table:table-cell>
          <table:table-cell office:value-type="float" office:value="30136" calcext:value-type="float">
            <text:p>30136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formula="of:=[.A145]+([.C145]*[.$K$1])" office:value-type="float" office:value="201" calcext:value-type="float">
            <text:p>201</text:p>
          </table:table-cell>
          <table:table-cell table:formula="of:=-([.B145]+([.D145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10188" calcext:value-type="float">
            <text:p>10188</text:p>
          </table:table-cell>
          <table:table-cell office:value-type="float" office:value="-39883" calcext:value-type="float">
            <text:p>-3988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[.A146]+([.C146]*[.$K$1])" office:value-type="float" office:value="185" calcext:value-type="float">
            <text:p>185</text:p>
          </table:table-cell>
          <table:table-cell table:formula="of:=-([.B146]+([.D146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-39888" calcext:value-type="float">
            <text:p>-3988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A147]+([.C147]*[.$K$1])" office:value-type="float" office:value="200" calcext:value-type="float">
            <text:p>200</text:p>
          </table:table-cell>
          <table:table-cell table:formula="of:=-([.B147]+([.D147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39826" calcext:value-type="float">
            <text:p>-39826</text:p>
          </table:table-cell>
          <table:table-cell office:value-type="float" office:value="-19874" calcext:value-type="float">
            <text:p>-1987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148]+([.C148]*[.$K$1])" office:value-type="float" office:value="186" calcext:value-type="float">
            <text:p>186</text:p>
          </table:table-cell>
          <table:table-cell table:formula="of:=-([.B148]+([.D14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90" calcext:value-type="float">
            <text:p>-19790</text:p>
          </table:table-cell>
          <table:table-cell office:value-type="float" office:value="20135" calcext:value-type="float">
            <text:p>2013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A149]+([.C149]*[.$K$1])" office:value-type="float" office:value="216" calcext:value-type="float">
            <text:p>216</text:p>
          </table:table-cell>
          <table:table-cell table:formula="of:=-([.B149]+([.D149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39775" calcext:value-type="float">
            <text:p>-39775</text:p>
          </table:table-cell>
          <table:table-cell office:value-type="float" office:value="-49889" calcext:value-type="float">
            <text:p>-4988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150]+([.C150]*[.$K$1])" office:value-type="float" office:value="237" calcext:value-type="float">
            <text:p>237</text:p>
          </table:table-cell>
          <table:table-cell table:formula="of:=-([.B150]+([.D150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19771" calcext:value-type="float">
            <text:p>-19771</text:p>
          </table:table-cell>
          <table:table-cell office:value-type="float" office:value="50143" calcext:value-type="float">
            <text:p>5014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151]+([.C151]*[.$K$1])" office:value-type="float" office:value="235" calcext:value-type="float">
            <text:p>235</text:p>
          </table:table-cell>
          <table:table-cell table:formula="of:=-([.B151]+([.D151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float" office:value="20131" calcext:value-type="float">
            <text:p>20131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A152]+([.C152]*[.$K$1])" office:value-type="float" office:value="232" calcext:value-type="float">
            <text:p>232</text:p>
          </table:table-cell>
          <table:table-cell table:formula="of:=-([.B152]+([.D152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249" calcext:value-type="float">
            <text:p>40249</text:p>
          </table:table-cell>
          <table:table-cell office:value-type="float" office:value="-49885" calcext:value-type="float">
            <text:p>-4988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A153]+([.C153]*[.$K$1])" office:value-type="float" office:value="237" calcext:value-type="float">
            <text:p>237</text:p>
          </table:table-cell>
          <table:table-cell table:formula="of:=-([.B153]+([.D153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50235" calcext:value-type="float">
            <text:p>50235</text:p>
          </table:table-cell>
          <table:table-cell office:value-type="float" office:value="10127" calcext:value-type="float">
            <text:p>10127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154]+([.C154]*[.$K$1])" office:value-type="float" office:value="220" calcext:value-type="float">
            <text:p>220</text:p>
          </table:table-cell>
          <table:table-cell table:formula="of:=-([.B154]+([.D154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806" calcext:value-type="float">
            <text:p>-19806</text:p>
          </table:table-cell>
          <table:table-cell office:value-type="float" office:value="20138" calcext:value-type="float">
            <text:p>20138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A155]+([.C155]*[.$K$1])" office:value-type="float" office:value="200" calcext:value-type="float">
            <text:p>200</text:p>
          </table:table-cell>
          <table:table-cell table:formula="of:=-([.B155]+([.D155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89" calcext:value-type="float">
            <text:p>-19789</text:p>
          </table:table-cell>
          <table:table-cell office:value-type="float" office:value="-19882" calcext:value-type="float">
            <text:p>-19882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156]+([.C156]*[.$K$1])" office:value-type="float" office:value="217" calcext:value-type="float">
            <text:p>217</text:p>
          </table:table-cell>
          <table:table-cell table:formula="of:=-([.B156]+([.D156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30237" calcext:value-type="float">
            <text:p>30237</text:p>
          </table:table-cell>
          <table:table-cell office:value-type="float" office:value="20135" calcext:value-type="float">
            <text:p>2013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A157]+([.C157]*[.$K$1])" office:value-type="float" office:value="228" calcext:value-type="float">
            <text:p>228</text:p>
          </table:table-cell>
          <table:table-cell table:formula="of:=-([.B157]+([.D157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10230" calcext:value-type="float">
            <text:p>10230</text:p>
          </table:table-cell>
          <table:table-cell office:value-type="float" office:value="-49887" calcext:value-type="float">
            <text:p>-498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[.A158]+([.C158]*[.$K$1])" office:value-type="float" office:value="227" calcext:value-type="float">
            <text:p>227</text:p>
          </table:table-cell>
          <table:table-cell table:formula="of:=-([.B158]+([.D158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29825" calcext:value-type="float">
            <text:p>-29825</text:p>
          </table:table-cell>
          <table:table-cell office:value-type="float" office:value="-39880" calcext:value-type="float">
            <text:p>-398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159]+([.C159]*[.$K$1])" office:value-type="float" office:value="184" calcext:value-type="float">
            <text:p>184</text:p>
          </table:table-cell>
          <table:table-cell table:formula="of:=-([.B159]+([.D15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50219" calcext:value-type="float">
            <text:p>50219</text:p>
          </table:table-cell>
          <table:table-cell office:value-type="float" office:value="30132" calcext:value-type="float">
            <text:p>30132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formula="of:=[.A160]+([.C160]*[.$K$1])" office:value-type="float" office:value="204" calcext:value-type="float">
            <text:p>204</text:p>
          </table:table-cell>
          <table:table-cell table:formula="of:=-([.B160]+([.D16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44" calcext:value-type="float">
            <text:p>40244</text:p>
          </table:table-cell>
          <table:table-cell office:value-type="float" office:value="-39885" calcext:value-type="float">
            <text:p>-3988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[.A161]+([.C161]*[.$K$1])" office:value-type="float" office:value="232" calcext:value-type="float">
            <text:p>232</text:p>
          </table:table-cell>
          <table:table-cell table:formula="of:=-([.B161]+([.D16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9811" calcext:value-type="float">
            <text:p>-9811</text:p>
          </table:table-cell>
          <table:table-cell office:value-type="float" office:value="-39888" calcext:value-type="float">
            <text:p>-39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62]+([.C162]*[.$K$1])" office:value-type="float" office:value="192" calcext:value-type="float">
            <text:p>192</text:p>
          </table:table-cell>
          <table:table-cell table:formula="of:=-([.B162]+([.D162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10127" calcext:value-type="float">
            <text:p>10127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163]+([.C163]*[.$K$1])" office:value-type="float" office:value="213" calcext:value-type="float">
            <text:p>213</text:p>
          </table:table-cell>
          <table:table-cell table:formula="of:=-([.B163]+([.D163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-9880" calcext:value-type="float">
            <text:p>-988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A164]+([.C164]*[.$K$1])" office:value-type="float" office:value="228" calcext:value-type="float">
            <text:p>228</text:p>
          </table:table-cell>
          <table:table-cell table:formula="of:=-([.B164]+([.D16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10232" calcext:value-type="float">
            <text:p>10232</text:p>
          </table:table-cell>
          <table:table-cell office:value-type="float" office:value="20131" calcext:value-type="float">
            <text:p>2013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165]+([.C165]*[.$K$1])" office:value-type="float" office:value="229" calcext:value-type="float">
            <text:p>229</text:p>
          </table:table-cell>
          <table:table-cell table:formula="of:=-([.B165]+([.D16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232" calcext:value-type="float">
            <text:p>40232</text:p>
          </table:table-cell>
          <table:table-cell office:value-type="float" office:value="40136" calcext:value-type="float">
            <text:p>40136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166]+([.C166]*[.$K$1])" office:value-type="float" office:value="220" calcext:value-type="float">
            <text:p>220</text:p>
          </table:table-cell>
          <table:table-cell table:formula="of:=-([.B166]+([.D166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20214" calcext:value-type="float">
            <text:p>20214</text:p>
          </table:table-cell>
          <table:table-cell office:value-type="float" office:value="20136" calcext:value-type="float">
            <text:p>20136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A167]+([.C167]*[.$K$1])" office:value-type="float" office:value="208" calcext:value-type="float">
            <text:p>208</text:p>
          </table:table-cell>
          <table:table-cell table:formula="of:=-([.B167]+([.D167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9811" calcext:value-type="float">
            <text:p>-9811</text:p>
          </table:table-cell>
          <table:table-cell office:value-type="float" office:value="-49885" calcext:value-type="float">
            <text:p>-498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68]+([.C168]*[.$K$1])" office:value-type="float" office:value="192" calcext:value-type="float">
            <text:p>192</text:p>
          </table:table-cell>
          <table:table-cell table:formula="of:=-([.B168]+([.D168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50207" calcext:value-type="float">
            <text:p>50207</text:p>
          </table:table-cell>
          <table:table-cell office:value-type="float" office:value="20135" calcext:value-type="float">
            <text:p>20135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A169]+([.C169]*[.$K$1])" office:value-type="float" office:value="192" calcext:value-type="float">
            <text:p>192</text:p>
          </table:table-cell>
          <table:table-cell table:formula="of:=-([.B169]+([.D169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49799" calcext:value-type="float">
            <text:p>-49799</text:p>
          </table:table-cell>
          <table:table-cell office:value-type="float" office:value="-39884" calcext:value-type="float">
            <text:p>-398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170]+([.C170]*[.$K$1])" office:value-type="float" office:value="216" calcext:value-type="float">
            <text:p>216</text:p>
          </table:table-cell>
          <table:table-cell table:formula="of:=-([.B170]+([.D170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39820" calcext:value-type="float">
            <text:p>-39820</text:p>
          </table:table-cell>
          <table:table-cell office:value-type="float" office:value="30137" calcext:value-type="float">
            <text:p>3013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A171]+([.C171]*[.$K$1])" office:value-type="float" office:value="192" calcext:value-type="float">
            <text:p>192</text:p>
          </table:table-cell>
          <table:table-cell table:formula="of:=-([.B171]+([.D171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-19882" calcext:value-type="float">
            <text:p>-1988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A172]+([.C172]*[.$K$1])" office:value-type="float" office:value="224" calcext:value-type="float">
            <text:p>224</text:p>
          </table:table-cell>
          <table:table-cell table:formula="of:=-([.B172]+([.D172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-39884" calcext:value-type="float">
            <text:p>-3988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A173]+([.C173]*[.$K$1])" office:value-type="float" office:value="237" calcext:value-type="float">
            <text:p>237</text:p>
          </table:table-cell>
          <table:table-cell table:formula="of:=-([.B173]+([.D173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-19875" calcext:value-type="float">
            <text:p>-1987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A174]+([.C174]*[.$K$1])" office:value-type="float" office:value="224" calcext:value-type="float">
            <text:p>224</text:p>
          </table:table-cell>
          <table:table-cell table:formula="of:=-([.B174]+([.D174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40197" calcext:value-type="float">
            <text:p>40197</text:p>
          </table:table-cell>
          <table:table-cell office:value-type="float" office:value="-29880" calcext:value-type="float">
            <text:p>-29880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A175]+([.C175]*[.$K$1])" office:value-type="float" office:value="185" calcext:value-type="float">
            <text:p>185</text:p>
          </table:table-cell>
          <table:table-cell table:formula="of:=-([.B175]+([.D175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49787" calcext:value-type="float">
            <text:p>-49787</text:p>
          </table:table-cell>
          <table:table-cell office:value-type="float" office:value="-29879" calcext:value-type="float">
            <text:p>-298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176]+([.C176]*[.$K$1])" office:value-type="float" office:value="228" calcext:value-type="float">
            <text:p>228</text:p>
          </table:table-cell>
          <table:table-cell table:formula="of:=-([.B176]+([.D176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49794" calcext:value-type="float">
            <text:p>-49794</text:p>
          </table:table-cell>
          <table:table-cell office:value-type="float" office:value="10129" calcext:value-type="float">
            <text:p>10129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A177]+([.C177]*[.$K$1])" office:value-type="float" office:value="221" calcext:value-type="float">
            <text:p>221</text:p>
          </table:table-cell>
          <table:table-cell table:formula="of:=-([.B177]+([.D177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29804" calcext:value-type="float">
            <text:p>-29804</text:p>
          </table:table-cell>
          <table:table-cell office:value-type="float" office:value="20132" calcext:value-type="float">
            <text:p>20132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A178]+([.C178]*[.$K$1])" office:value-type="float" office:value="205" calcext:value-type="float">
            <text:p>205</text:p>
          </table:table-cell>
          <table:table-cell table:formula="of:=-([.B178]+([.D178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29824" calcext:value-type="float">
            <text:p>-29824</text:p>
          </table:table-cell>
          <table:table-cell office:value-type="float" office:value="-49892" calcext:value-type="float">
            <text:p>-4989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179]+([.C179]*[.$K$1])" office:value-type="float" office:value="185" calcext:value-type="float">
            <text:p>185</text:p>
          </table:table-cell>
          <table:table-cell table:formula="of:=-([.B179]+([.D179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785" calcext:value-type="float">
            <text:p>-19785</text:p>
          </table:table-cell>
          <table:table-cell office:value-type="float" office:value="-29879" calcext:value-type="float">
            <text:p>-298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180]+([.C180]*[.$K$1])" office:value-type="float" office:value="221" calcext:value-type="float">
            <text:p>221</text:p>
          </table:table-cell>
          <table:table-cell table:formula="of:=-([.B180]+([.D180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40144" calcext:value-type="float">
            <text:p>40144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181]+([.C181]*[.$K$1])" office:value-type="float" office:value="224" calcext:value-type="float">
            <text:p>224</text:p>
          </table:table-cell>
          <table:table-cell table:formula="of:=-([.B181]+([.D181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830" calcext:value-type="float">
            <text:p>-19830</text:p>
          </table:table-cell>
          <table:table-cell office:value-type="float" office:value="10131" calcext:value-type="float">
            <text:p>1013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A182]+([.C182]*[.$K$1])" office:value-type="float" office:value="176" calcext:value-type="float">
            <text:p>176</text:p>
          </table:table-cell>
          <table:table-cell table:formula="of:=-([.B182]+([.D182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39785" calcext:value-type="float">
            <text:p>-39785</text:p>
          </table:table-cell>
          <table:table-cell office:value-type="float" office:value="30132" calcext:value-type="float">
            <text:p>3013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A183]+([.C183]*[.$K$1])" office:value-type="float" office:value="227" calcext:value-type="float">
            <text:p>227</text:p>
          </table:table-cell>
          <table:table-cell table:formula="of:=-([.B183]+([.D18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9816" calcext:value-type="float">
            <text:p>-9816</text:p>
          </table:table-cell>
          <table:table-cell office:value-type="float" office:value="30141" calcext:value-type="float">
            <text:p>3014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[.A184]+([.C184]*[.$K$1])" office:value-type="float" office:value="187" calcext:value-type="float">
            <text:p>187</text:p>
          </table:table-cell>
          <table:table-cell table:formula="of:=-([.B184]+([.D184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10197" calcext:value-type="float">
            <text:p>10197</text:p>
          </table:table-cell>
          <table:table-cell office:value-type="float" office:value="50141" calcext:value-type="float">
            <text:p>5014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table:formula="of:=[.A185]+([.C185]*[.$K$1])" office:value-type="float" office:value="194" calcext:value-type="float">
            <text:p>194</text:p>
          </table:table-cell>
          <table:table-cell table:formula="of:=-([.B185]+([.D185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float" office:value="-49883" calcext:value-type="float">
            <text:p>-49883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A186]+([.C186]*[.$K$1])" office:value-type="float" office:value="192" calcext:value-type="float">
            <text:p>192</text:p>
          </table:table-cell>
          <table:table-cell table:formula="of:=-([.B186]+([.D186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50146" calcext:value-type="float">
            <text:p>50146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A187]+([.C187]*[.$K$1])" office:value-type="float" office:value="208" calcext:value-type="float">
            <text:p>208</text:p>
          </table:table-cell>
          <table:table-cell table:formula="of:=-([.B187]+([.D187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39799" calcext:value-type="float">
            <text:p>-39799</text:p>
          </table:table-cell>
          <table:table-cell office:value-type="float" office:value="40140" calcext:value-type="float">
            <text:p>4014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188]+([.C188]*[.$K$1])" office:value-type="float" office:value="213" calcext:value-type="float">
            <text:p>213</text:p>
          </table:table-cell>
          <table:table-cell table:formula="of:=-([.B188]+([.D188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19774" calcext:value-type="float">
            <text:p>-19774</text:p>
          </table:table-cell>
          <table:table-cell office:value-type="float" office:value="-49885" calcext:value-type="float">
            <text:p>-4988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189]+([.C189]*[.$K$1])" office:value-type="float" office:value="232" calcext:value-type="float">
            <text:p>232</text:p>
          </table:table-cell>
          <table:table-cell table:formula="of:=-([.B189]+([.D189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30212" calcext:value-type="float">
            <text:p>30212</text:p>
          </table:table-cell>
          <table:table-cell office:value-type="float" office:value="-9880" calcext:value-type="float">
            <text:p>-988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190]+([.C190]*[.$K$1])" office:value-type="float" office:value="203" calcext:value-type="float">
            <text:p>203</text:p>
          </table:table-cell>
          <table:table-cell table:formula="of:=-([.B190]+([.D19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772" calcext:value-type="float">
            <text:p>-19772</text:p>
          </table:table-cell>
          <table:table-cell office:value-type="float" office:value="-9876" calcext:value-type="float">
            <text:p>-98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91]+([.C191]*[.$K$1])" office:value-type="float" office:value="234" calcext:value-type="float">
            <text:p>234</text:p>
          </table:table-cell>
          <table:table-cell table:formula="of:=-([.B191]+([.D191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10126" calcext:value-type="float">
            <text:p>1012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192]+([.C192]*[.$K$1])" office:value-type="float" office:value="213" calcext:value-type="float">
            <text:p>213</text:p>
          </table:table-cell>
          <table:table-cell table:formula="of:=-([.B192]+([.D192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9790" calcext:value-type="float">
            <text:p>-9790</text:p>
          </table:table-cell>
          <table:table-cell office:value-type="float" office:value="-29878" calcext:value-type="float">
            <text:p>-298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193]+([.C193]*[.$K$1])" office:value-type="float" office:value="213" calcext:value-type="float">
            <text:p>213</text:p>
          </table:table-cell>
          <table:table-cell table:formula="of:=-([.B193]+([.D193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19826" calcext:value-type="float">
            <text:p>-19826</text:p>
          </table:table-cell>
          <table:table-cell office:value-type="float" office:value="-49892" calcext:value-type="float">
            <text:p>-498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194]+([.C194]*[.$K$1])" office:value-type="float" office:value="180" calcext:value-type="float">
            <text:p>180</text:p>
          </table:table-cell>
          <table:table-cell table:formula="of:=-([.B194]+([.D19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9771" calcext:value-type="float">
            <text:p>-9771</text:p>
          </table:table-cell>
          <table:table-cell office:value-type="float" office:value="-39888" calcext:value-type="float">
            <text:p>-398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195]+([.C195]*[.$K$1])" office:value-type="float" office:value="232" calcext:value-type="float">
            <text:p>232</text:p>
          </table:table-cell>
          <table:table-cell table:formula="of:=-([.B195]+([.D195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795" calcext:value-type="float">
            <text:p>-19795</text:p>
          </table:table-cell>
          <table:table-cell office:value-type="float" office:value="-49887" calcext:value-type="float">
            <text:p>-498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196]+([.C196]*[.$K$1])" office:value-type="float" office:value="211" calcext:value-type="float">
            <text:p>211</text:p>
          </table:table-cell>
          <table:table-cell table:formula="of:=-([.B196]+([.D196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19793" calcext:value-type="float">
            <text:p>-19793</text:p>
          </table:table-cell>
          <table:table-cell office:value-type="float" office:value="-9880" calcext:value-type="float">
            <text:p>-98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197]+([.C197]*[.$K$1])" office:value-type="float" office:value="213" calcext:value-type="float">
            <text:p>213</text:p>
          </table:table-cell>
          <table:table-cell table:formula="of:=-([.B197]+([.D19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801" calcext:value-type="float">
            <text:p>-19801</text:p>
          </table:table-cell>
          <table:table-cell office:value-type="float" office:value="40137" calcext:value-type="float">
            <text:p>4013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A198]+([.C198]*[.$K$1])" office:value-type="float" office:value="205" calcext:value-type="float">
            <text:p>205</text:p>
          </table:table-cell>
          <table:table-cell table:formula="of:=-([.B198]+([.D198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39812" calcext:value-type="float">
            <text:p>-39812</text:p>
          </table:table-cell>
          <table:table-cell office:value-type="float" office:value="50145" calcext:value-type="float">
            <text:p>50145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A199]+([.C199]*[.$K$1])" office:value-type="float" office:value="200" calcext:value-type="float">
            <text:p>200</text:p>
          </table:table-cell>
          <table:table-cell table:formula="of:=-([.B199]+([.D199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-9876" calcext:value-type="float">
            <text:p>-987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A200]+([.C200]*[.$K$1])" office:value-type="float" office:value="224" calcext:value-type="float">
            <text:p>224</text:p>
          </table:table-cell>
          <table:table-cell table:formula="of:=-([.B200]+([.D200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29833" calcext:value-type="float">
            <text:p>-29833</text:p>
          </table:table-cell>
          <table:table-cell office:value-type="float" office:value="-29880" calcext:value-type="float">
            <text:p>-2988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201]+([.C201]*[.$K$1])" office:value-type="float" office:value="176" calcext:value-type="float">
            <text:p>176</text:p>
          </table:table-cell>
          <table:table-cell table:formula="of:=-([.B201]+([.D201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50210" calcext:value-type="float">
            <text:p>50210</text:p>
          </table:table-cell>
          <table:table-cell office:value-type="float" office:value="40142" calcext:value-type="float">
            <text:p>4014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A202]+([.C202]*[.$K$1])" office:value-type="float" office:value="195" calcext:value-type="float">
            <text:p>195</text:p>
          </table:table-cell>
          <table:table-cell table:formula="of:=-([.B202]+([.D202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40220" calcext:value-type="float">
            <text:p>40220</text:p>
          </table:table-cell>
          <table:table-cell office:value-type="float" office:value="20130" calcext:value-type="float">
            <text:p>2013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table:formula="of:=[.A203]+([.C203]*[.$K$1])" office:value-type="float" office:value="208" calcext:value-type="float">
            <text:p>208</text:p>
          </table:table-cell>
          <table:table-cell table:formula="of:=-([.B203]+([.D203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29809" calcext:value-type="float">
            <text:p>-29809</text:p>
          </table:table-cell>
          <table:table-cell office:value-type="float" office:value="-49888" calcext:value-type="float">
            <text:p>-4988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A204]+([.C204]*[.$K$1])" office:value-type="float" office:value="200" calcext:value-type="float">
            <text:p>200</text:p>
          </table:table-cell>
          <table:table-cell table:formula="of:=-([.B204]+([.D204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40193" calcext:value-type="float">
            <text:p>40193</text:p>
          </table:table-cell>
          <table:table-cell office:value-type="float" office:value="-19875" calcext:value-type="float">
            <text:p>-19875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A205]+([.C205]*[.$K$1])" office:value-type="float" office:value="181" calcext:value-type="float">
            <text:p>181</text:p>
          </table:table-cell>
          <table:table-cell table:formula="of:=-([.B205]+([.D205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9803" calcext:value-type="float">
            <text:p>-9803</text:p>
          </table:table-cell>
          <table:table-cell office:value-type="float" office:value="50143" calcext:value-type="float">
            <text:p>5014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A206]+([.C206]*[.$K$1])" office:value-type="float" office:value="200" calcext:value-type="float">
            <text:p>200</text:p>
          </table:table-cell>
          <table:table-cell table:formula="of:=-([.B206]+([.D206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float" office:value="-49890" calcext:value-type="float">
            <text:p>-49890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[.A207]+([.C207]*[.$K$1])" office:value-type="float" office:value="221" calcext:value-type="float">
            <text:p>221</text:p>
          </table:table-cell>
          <table:table-cell table:formula="of:=-([.B207]+([.D207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10187" calcext:value-type="float">
            <text:p>10187</text:p>
          </table:table-cell>
          <table:table-cell office:value-type="float" office:value="20138" calcext:value-type="float">
            <text:p>2013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208]+([.C208]*[.$K$1])" office:value-type="float" office:value="184" calcext:value-type="float">
            <text:p>184</text:p>
          </table:table-cell>
          <table:table-cell table:formula="of:=-([.B208]+([.D20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40244" calcext:value-type="float">
            <text:p>40244</text:p>
          </table:table-cell>
          <table:table-cell office:value-type="float" office:value="40144" calcext:value-type="float">
            <text:p>40144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209]+([.C209]*[.$K$1])" office:value-type="float" office:value="232" calcext:value-type="float">
            <text:p>232</text:p>
          </table:table-cell>
          <table:table-cell table:formula="of:=-([.B209]+([.D20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30212" calcext:value-type="float">
            <text:p>30212</text:p>
          </table:table-cell>
          <table:table-cell office:value-type="float" office:value="-39885" calcext:value-type="float">
            <text:p>-39885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A210]+([.C210]*[.$K$1])" office:value-type="float" office:value="203" calcext:value-type="float">
            <text:p>203</text:p>
          </table:table-cell>
          <table:table-cell table:formula="of:=-([.B210]+([.D210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49823" calcext:value-type="float">
            <text:p>-49823</text:p>
          </table:table-cell>
          <table:table-cell office:value-type="float" office:value="30134" calcext:value-type="float">
            <text:p>30134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[.A211]+([.C211]*[.$K$1])" office:value-type="float" office:value="192" calcext:value-type="float">
            <text:p>192</text:p>
          </table:table-cell>
          <table:table-cell table:formula="of:=-([.B211]+([.D211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199" calcext:value-type="float">
            <text:p>40199</text:p>
          </table:table-cell>
          <table:table-cell office:value-type="float" office:value="40135" calcext:value-type="float">
            <text:p>40135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212]+([.C212]*[.$K$1])" office:value-type="float" office:value="187" calcext:value-type="float">
            <text:p>187</text:p>
          </table:table-cell>
          <table:table-cell table:formula="of:=-([.B212]+([.D212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float" office:value="10128" calcext:value-type="float">
            <text:p>10128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[.A213]+([.C213]*[.$K$1])" office:value-type="float" office:value="224" calcext:value-type="float">
            <text:p>224</text:p>
          </table:table-cell>
          <table:table-cell table:formula="of:=-([.B213]+([.D213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20132" calcext:value-type="float">
            <text:p>20132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214]+([.C214]*[.$K$1])" office:value-type="float" office:value="208" calcext:value-type="float">
            <text:p>208</text:p>
          </table:table-cell>
          <table:table-cell table:formula="of:=-([.B214]+([.D214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40231" calcext:value-type="float">
            <text:p>40231</text:p>
          </table:table-cell>
          <table:table-cell office:value-type="float" office:value="30137" calcext:value-type="float">
            <text:p>3013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215]+([.C215]*[.$K$1])" office:value-type="float" office:value="219" calcext:value-type="float">
            <text:p>219</text:p>
          </table:table-cell>
          <table:table-cell table:formula="of:=-([.B215]+([.D215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float" office:value="20135" calcext:value-type="float">
            <text:p>2013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[.A216]+([.C216]*[.$K$1])" office:value-type="float" office:value="176" calcext:value-type="float">
            <text:p>176</text:p>
          </table:table-cell>
          <table:table-cell table:formula="of:=-([.B216]+([.D216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40137" calcext:value-type="float">
            <text:p>4013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217]+([.C217]*[.$K$1])" office:value-type="float" office:value="208" calcext:value-type="float">
            <text:p>208</text:p>
          </table:table-cell>
          <table:table-cell table:formula="of:=-([.B217]+([.D217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float" office:value="-19883" calcext:value-type="float">
            <text:p>-1988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[.A218]+([.C218]*[.$K$1])" office:value-type="float" office:value="188" calcext:value-type="float">
            <text:p>188</text:p>
          </table:table-cell>
          <table:table-cell table:formula="of:=-([.B218]+([.D218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10216" calcext:value-type="float">
            <text:p>10216</text:p>
          </table:table-cell>
          <table:table-cell office:value-type="float" office:value="30141" calcext:value-type="float">
            <text:p>3014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A219]+([.C219]*[.$K$1])" office:value-type="float" office:value="213" calcext:value-type="float">
            <text:p>213</text:p>
          </table:table-cell>
          <table:table-cell table:formula="of:=-([.B219]+([.D21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39820" calcext:value-type="float">
            <text:p>-39820</text:p>
          </table:table-cell>
          <table:table-cell office:value-type="float" office:value="40137" calcext:value-type="float">
            <text:p>4013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220]+([.C220]*[.$K$1])" office:value-type="float" office:value="192" calcext:value-type="float">
            <text:p>192</text:p>
          </table:table-cell>
          <table:table-cell table:formula="of:=-([.B220]+([.D220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39794" calcext:value-type="float">
            <text:p>-39794</text:p>
          </table:table-cell>
          <table:table-cell office:value-type="float" office:value="10131" calcext:value-type="float">
            <text:p>1013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formula="of:=[.A221]+([.C221]*[.$K$1])" office:value-type="float" office:value="218" calcext:value-type="float">
            <text:p>218</text:p>
          </table:table-cell>
          <table:table-cell table:formula="of:=-([.B221]+([.D221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30134" calcext:value-type="float">
            <text:p>30134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formula="of:=[.A222]+([.C222]*[.$K$1])" office:value-type="float" office:value="224" calcext:value-type="float">
            <text:p>224</text:p>
          </table:table-cell>
          <table:table-cell table:formula="of:=-([.B222]+([.D222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39828" calcext:value-type="float">
            <text:p>-39828</text:p>
          </table:table-cell>
          <table:table-cell office:value-type="float" office:value="-49892" calcext:value-type="float">
            <text:p>-498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23]+([.C223]*[.$K$1])" office:value-type="float" office:value="184" calcext:value-type="float">
            <text:p>184</text:p>
          </table:table-cell>
          <table:table-cell table:formula="of:=-([.B223]+([.D22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-29881" calcext:value-type="float">
            <text:p>-29881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224]+([.C224]*[.$K$1])" office:value-type="float" office:value="218" calcext:value-type="float">
            <text:p>218</text:p>
          </table:table-cell>
          <table:table-cell table:formula="of:=-([.B224]+([.D224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49802" calcext:value-type="float">
            <text:p>-49802</text:p>
          </table:table-cell>
          <table:table-cell office:value-type="float" office:value="10128" calcext:value-type="float">
            <text:p>10128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A225]+([.C225]*[.$K$1])" office:value-type="float" office:value="213" calcext:value-type="float">
            <text:p>213</text:p>
          </table:table-cell>
          <table:table-cell table:formula="of:=-([.B225]+([.D22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196" calcext:value-type="float">
            <text:p>40196</text:p>
          </table:table-cell>
          <table:table-cell office:value-type="float" office:value="30140" calcext:value-type="float">
            <text:p>3014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226]+([.C226]*[.$K$1])" office:value-type="float" office:value="184" calcext:value-type="float">
            <text:p>184</text:p>
          </table:table-cell>
          <table:table-cell table:formula="of:=-([.B226]+([.D226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49837" calcext:value-type="float">
            <text:p>-49837</text:p>
          </table:table-cell>
          <table:table-cell office:value-type="float" office:value="40144" calcext:value-type="float">
            <text:p>4014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formula="of:=[.A227]+([.C227]*[.$K$1])" office:value-type="float" office:value="178" calcext:value-type="float">
            <text:p>178</text:p>
          </table:table-cell>
          <table:table-cell table:formula="of:=-([.B227]+([.D227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77" calcext:value-type="float">
            <text:p>-19777</text:p>
          </table:table-cell>
          <table:table-cell office:value-type="float" office:value="30135" calcext:value-type="float">
            <text:p>30135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A228]+([.C228]*[.$K$1])" office:value-type="float" office:value="229" calcext:value-type="float">
            <text:p>229</text:p>
          </table:table-cell>
          <table:table-cell table:formula="of:=-([.B228]+([.D228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50233" calcext:value-type="float">
            <text:p>50233</text:p>
          </table:table-cell>
          <table:table-cell office:value-type="float" office:value="40140" calcext:value-type="float">
            <text:p>4014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[.A229]+([.C229]*[.$K$1])" office:value-type="float" office:value="218" calcext:value-type="float">
            <text:p>218</text:p>
          </table:table-cell>
          <table:table-cell table:formula="of:=-([.B229]+([.D229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30227" calcext:value-type="float">
            <text:p>30227</text:p>
          </table:table-cell>
          <table:table-cell office:value-type="float" office:value="40135" calcext:value-type="float">
            <text:p>4013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230]+([.C230]*[.$K$1])" office:value-type="float" office:value="218" calcext:value-type="float">
            <text:p>218</text:p>
          </table:table-cell>
          <table:table-cell table:formula="of:=-([.B230]+([.D23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30226" calcext:value-type="float">
            <text:p>30226</text:p>
          </table:table-cell>
          <table:table-cell office:value-type="float" office:value="10127" calcext:value-type="float">
            <text:p>10127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[.A231]+([.C231]*[.$K$1])" office:value-type="float" office:value="217" calcext:value-type="float">
            <text:p>217</text:p>
          </table:table-cell>
          <table:table-cell table:formula="of:=-([.B231]+([.D231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30246" calcext:value-type="float">
            <text:p>30246</text:p>
          </table:table-cell>
          <table:table-cell office:value-type="float" office:value="-29881" calcext:value-type="float">
            <text:p>-2988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A232]+([.C232]*[.$K$1])" office:value-type="float" office:value="237" calcext:value-type="float">
            <text:p>237</text:p>
          </table:table-cell>
          <table:table-cell table:formula="of:=-([.B232]+([.D232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50138" calcext:value-type="float">
            <text:p>50138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A233]+([.C233]*[.$K$1])" office:value-type="float" office:value="200" calcext:value-type="float">
            <text:p>200</text:p>
          </table:table-cell>
          <table:table-cell table:formula="of:=-([.B233]+([.D23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9827" calcext:value-type="float">
            <text:p>-9827</text:p>
          </table:table-cell>
          <table:table-cell office:value-type="float" office:value="-9879" calcext:value-type="float">
            <text:p>-987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234]+([.C234]*[.$K$1])" office:value-type="float" office:value="176" calcext:value-type="float">
            <text:p>176</text:p>
          </table:table-cell>
          <table:table-cell table:formula="of:=-([.B234]+([.D234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40136" calcext:value-type="float">
            <text:p>40136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[.A235]+([.C235]*[.$K$1])" office:value-type="float" office:value="232" calcext:value-type="float">
            <text:p>232</text:p>
          </table:table-cell>
          <table:table-cell table:formula="of:=-([.B235]+([.D235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785" calcext:value-type="float">
            <text:p>-19785</text:p>
          </table:table-cell>
          <table:table-cell office:value-type="float" office:value="-9871" calcext:value-type="float">
            <text:p>-98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236]+([.C236]*[.$K$1])" office:value-type="float" office:value="221" calcext:value-type="float">
            <text:p>221</text:p>
          </table:table-cell>
          <table:table-cell table:formula="of:=-([.B236]+([.D236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815" calcext:value-type="float">
            <text:p>-49815</text:p>
          </table:table-cell>
          <table:table-cell office:value-type="float" office:value="-49889" calcext:value-type="float">
            <text:p>-4988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237]+([.C237]*[.$K$1])" office:value-type="float" office:value="200" calcext:value-type="float">
            <text:p>200</text:p>
          </table:table-cell>
          <table:table-cell table:formula="of:=-([.B237]+([.D237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49839" calcext:value-type="float">
            <text:p>-49839</text:p>
          </table:table-cell>
          <table:table-cell office:value-type="float" office:value="-29885" calcext:value-type="float">
            <text:p>-298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238]+([.C238]*[.$K$1])" office:value-type="float" office:value="176" calcext:value-type="float">
            <text:p>176</text:p>
          </table:table-cell>
          <table:table-cell table:formula="of:=-([.B238]+([.D238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795" calcext:value-type="float">
            <text:p>-19795</text:p>
          </table:table-cell>
          <table:table-cell office:value-type="float" office:value="50143" calcext:value-type="float">
            <text:p>5014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239]+([.C239]*[.$K$1])" office:value-type="float" office:value="211" calcext:value-type="float">
            <text:p>211</text:p>
          </table:table-cell>
          <table:table-cell table:formula="of:=-([.B239]+([.D239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50231" calcext:value-type="float">
            <text:p>50231</text:p>
          </table:table-cell>
          <table:table-cell office:value-type="float" office:value="-9873" calcext:value-type="float">
            <text:p>-987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A240]+([.C240]*[.$K$1])" office:value-type="float" office:value="216" calcext:value-type="float">
            <text:p>216</text:p>
          </table:table-cell>
          <table:table-cell table:formula="of:=-([.B240]+([.D240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786" calcext:value-type="float">
            <text:p>-19786</text:p>
          </table:table-cell>
          <table:table-cell office:value-type="float" office:value="-49891" calcext:value-type="float">
            <text:p>-498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241]+([.C241]*[.$K$1])" office:value-type="float" office:value="220" calcext:value-type="float">
            <text:p>220</text:p>
          </table:table-cell>
          <table:table-cell table:formula="of:=-([.B241]+([.D241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30186" calcext:value-type="float">
            <text:p>30186</text:p>
          </table:table-cell>
          <table:table-cell office:value-type="float" office:value="-29877" calcext:value-type="float">
            <text:p>-2987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A242]+([.C242]*[.$K$1])" office:value-type="float" office:value="177" calcext:value-type="float">
            <text:p>177</text:p>
          </table:table-cell>
          <table:table-cell table:formula="of:=-([.B242]+([.D242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813" calcext:value-type="float">
            <text:p>-19813</text:p>
          </table:table-cell>
          <table:table-cell office:value-type="float" office:value="10130" calcext:value-type="float">
            <text:p>101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A243]+([.C243]*[.$K$1])" office:value-type="float" office:value="193" calcext:value-type="float">
            <text:p>193</text:p>
          </table:table-cell>
          <table:table-cell table:formula="of:=-([.B243]+([.D243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49788" calcext:value-type="float">
            <text:p>-49788</text:p>
          </table:table-cell>
          <table:table-cell office:value-type="float" office:value="30136" calcext:value-type="float">
            <text:p>3013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[.A244]+([.C244]*[.$K$1])" office:value-type="float" office:value="227" calcext:value-type="float">
            <text:p>227</text:p>
          </table:table-cell>
          <table:table-cell table:formula="of:=-([.B244]+([.D244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10203" calcext:value-type="float">
            <text:p>10203</text:p>
          </table:table-cell>
          <table:table-cell office:value-type="float" office:value="-19881" calcext:value-type="float">
            <text:p>-1988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[.A245]+([.C245]*[.$K$1])" office:value-type="float" office:value="200" calcext:value-type="float">
            <text:p>200</text:p>
          </table:table-cell>
          <table:table-cell table:formula="of:=-([.B245]+([.D24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20198" calcext:value-type="float">
            <text:p>20198</text:p>
          </table:table-cell>
          <table:table-cell office:value-type="float" office:value="-9876" calcext:value-type="float">
            <text:p>-987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[.A246]+([.C246]*[.$K$1])" office:value-type="float" office:value="192" calcext:value-type="float">
            <text:p>192</text:p>
          </table:table-cell>
          <table:table-cell table:formula="of:=-([.B246]+([.D246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39783" calcext:value-type="float">
            <text:p>-39783</text:p>
          </table:table-cell>
          <table:table-cell office:value-type="float" office:value="40137" calcext:value-type="float">
            <text:p>40137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247]+([.C247]*[.$K$1])" office:value-type="float" office:value="229" calcext:value-type="float">
            <text:p>229</text:p>
          </table:table-cell>
          <table:table-cell table:formula="of:=-([.B247]+([.D247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39804" calcext:value-type="float">
            <text:p>-39804</text:p>
          </table:table-cell>
          <table:table-cell office:value-type="float" office:value="-19876" calcext:value-type="float">
            <text:p>-198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48]+([.C248]*[.$K$1])" office:value-type="float" office:value="208" calcext:value-type="float">
            <text:p>208</text:p>
          </table:table-cell>
          <table:table-cell table:formula="of:=-([.B248]+([.D248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39784" calcext:value-type="float">
            <text:p>-39784</text:p>
          </table:table-cell>
          <table:table-cell office:value-type="float" office:value="-9880" calcext:value-type="float">
            <text:p>-98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249]+([.C249]*[.$K$1])" office:value-type="float" office:value="228" calcext:value-type="float">
            <text:p>228</text:p>
          </table:table-cell>
          <table:table-cell table:formula="of:=-([.B249]+([.D249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39817" calcext:value-type="float">
            <text:p>-39817</text:p>
          </table:table-cell>
          <table:table-cell office:value-type="float" office:value="20131" calcext:value-type="float">
            <text:p>2013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A250]+([.C250]*[.$K$1])" office:value-type="float" office:value="195" calcext:value-type="float">
            <text:p>195</text:p>
          </table:table-cell>
          <table:table-cell table:formula="of:=-([.B250]+([.D250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196" calcext:value-type="float">
            <text:p>40196</text:p>
          </table:table-cell>
          <table:table-cell office:value-type="float" office:value="30132" calcext:value-type="float">
            <text:p>3013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251]+([.C251]*[.$K$1])" office:value-type="float" office:value="184" calcext:value-type="float">
            <text:p>184</text:p>
          </table:table-cell>
          <table:table-cell table:formula="of:=-([.B251]+([.D251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-9879" calcext:value-type="float">
            <text:p>-987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252]+([.C252]*[.$K$1])" office:value-type="float" office:value="233" calcext:value-type="float">
            <text:p>233</text:p>
          </table:table-cell>
          <table:table-cell table:formula="of:=-([.B252]+([.D252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39786" calcext:value-type="float">
            <text:p>-39786</text:p>
          </table:table-cell>
          <table:table-cell office:value-type="float" office:value="50142" calcext:value-type="float">
            <text:p>5014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A253]+([.C253]*[.$K$1])" office:value-type="float" office:value="226" calcext:value-type="float">
            <text:p>226</text:p>
          </table:table-cell>
          <table:table-cell table:formula="of:=-([.B253]+([.D253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29833" calcext:value-type="float">
            <text:p>-29833</text:p>
          </table:table-cell>
          <table:table-cell office:value-type="float" office:value="-9876" calcext:value-type="float">
            <text:p>-98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A254]+([.C254]*[.$K$1])" office:value-type="float" office:value="176" calcext:value-type="float">
            <text:p>176</text:p>
          </table:table-cell>
          <table:table-cell table:formula="of:=-([.B254]+([.D254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40200" calcext:value-type="float">
            <text:p>40200</text:p>
          </table:table-cell>
          <table:table-cell office:value-type="float" office:value="40138" calcext:value-type="float">
            <text:p>40138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[.A255]+([.C255]*[.$K$1])" office:value-type="float" office:value="188" calcext:value-type="float">
            <text:p>188</text:p>
          </table:table-cell>
          <table:table-cell table:formula="of:=-([.B255]+([.D255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10211" calcext:value-type="float">
            <text:p>10211</text:p>
          </table:table-cell>
          <table:table-cell office:value-type="float" office:value="-49885" calcext:value-type="float">
            <text:p>-498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[.A256]+([.C256]*[.$K$1])" office:value-type="float" office:value="208" calcext:value-type="float">
            <text:p>208</text:p>
          </table:table-cell>
          <table:table-cell table:formula="of:=-([.B256]+([.D256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20222" calcext:value-type="float">
            <text:p>20222</text:p>
          </table:table-cell>
          <table:table-cell office:value-type="float" office:value="-49888" calcext:value-type="float">
            <text:p>-4988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A257]+([.C257]*[.$K$1])" office:value-type="float" office:value="216" calcext:value-type="float">
            <text:p>216</text:p>
          </table:table-cell>
          <table:table-cell table:formula="of:=-([.B257]+([.D257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50239" calcext:value-type="float">
            <text:p>50239</text:p>
          </table:table-cell>
          <table:table-cell office:value-type="float" office:value="10134" calcext:value-type="float">
            <text:p>1013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258]+([.C258]*[.$K$1])" office:value-type="float" office:value="224" calcext:value-type="float">
            <text:p>224</text:p>
          </table:table-cell>
          <table:table-cell table:formula="of:=-([.B258]+([.D258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49794" calcext:value-type="float">
            <text:p>-49794</text:p>
          </table:table-cell>
          <table:table-cell office:value-type="float" office:value="50145" calcext:value-type="float">
            <text:p>50145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A259]+([.C259]*[.$K$1])" office:value-type="float" office:value="221" calcext:value-type="float">
            <text:p>221</text:p>
          </table:table-cell>
          <table:table-cell table:formula="of:=-([.B259]+([.D259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39833" calcext:value-type="float">
            <text:p>-39833</text:p>
          </table:table-cell>
          <table:table-cell office:value-type="float" office:value="-49892" calcext:value-type="float">
            <text:p>-498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260]+([.C260]*[.$K$1])" office:value-type="float" office:value="179" calcext:value-type="float">
            <text:p>179</text:p>
          </table:table-cell>
          <table:table-cell table:formula="of:=-([.B260]+([.D26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23" calcext:value-type="float">
            <text:p>50223</text:p>
          </table:table-cell>
          <table:table-cell office:value-type="float" office:value="-29885" calcext:value-type="float">
            <text:p>-29885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formula="of:=[.A261]+([.C261]*[.$K$1])" office:value-type="float" office:value="208" calcext:value-type="float">
            <text:p>208</text:p>
          </table:table-cell>
          <table:table-cell table:formula="of:=-([.B261]+([.D261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29796" calcext:value-type="float">
            <text:p>-29796</text:p>
          </table:table-cell>
          <table:table-cell office:value-type="float" office:value="-39888" calcext:value-type="float">
            <text:p>-3988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262]+([.C262]*[.$K$1])" office:value-type="float" office:value="213" calcext:value-type="float">
            <text:p>213</text:p>
          </table:table-cell>
          <table:table-cell table:formula="of:=-([.B262]+([.D262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29793" calcext:value-type="float">
            <text:p>-29793</text:p>
          </table:table-cell>
          <table:table-cell office:value-type="float" office:value="10135" calcext:value-type="float">
            <text:p>10135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A263]+([.C263]*[.$K$1])" office:value-type="float" office:value="216" calcext:value-type="float">
            <text:p>216</text:p>
          </table:table-cell>
          <table:table-cell table:formula="of:=-([.B263]+([.D26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30211" calcext:value-type="float">
            <text:p>30211</text:p>
          </table:table-cell>
          <table:table-cell office:value-type="float" office:value="-29886" calcext:value-type="float">
            <text:p>-29886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A264]+([.C264]*[.$K$1])" office:value-type="float" office:value="202" calcext:value-type="float">
            <text:p>202</text:p>
          </table:table-cell>
          <table:table-cell table:formula="of:=-([.B264]+([.D26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29772" calcext:value-type="float">
            <text:p>-29772</text:p>
          </table:table-cell>
          <table:table-cell office:value-type="float" office:value="-29883" calcext:value-type="float">
            <text:p>-2988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265]+([.C265]*[.$K$1])" office:value-type="float" office:value="237" calcext:value-type="float">
            <text:p>237</text:p>
          </table:table-cell>
          <table:table-cell table:formula="of:=-([.B265]+([.D265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9818" calcext:value-type="float">
            <text:p>-9818</text:p>
          </table:table-cell>
          <table:table-cell office:value-type="float" office:value="-9880" calcext:value-type="float">
            <text:p>-98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266]+([.C266]*[.$K$1])" office:value-type="float" office:value="185" calcext:value-type="float">
            <text:p>185</text:p>
          </table:table-cell>
          <table:table-cell table:formula="of:=-([.B266]+([.D266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36" calcext:value-type="float">
            <text:p>40236</text:p>
          </table:table-cell>
          <table:table-cell office:value-type="float" office:value="30139" calcext:value-type="float">
            <text:p>30139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267]+([.C267]*[.$K$1])" office:value-type="float" office:value="224" calcext:value-type="float">
            <text:p>224</text:p>
          </table:table-cell>
          <table:table-cell table:formula="of:=-([.B267]+([.D267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40240" calcext:value-type="float">
            <text:p>40240</text:p>
          </table:table-cell>
          <table:table-cell office:value-type="float" office:value="50144" calcext:value-type="float">
            <text:p>50144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[.A268]+([.C268]*[.$K$1])" office:value-type="float" office:value="228" calcext:value-type="float">
            <text:p>228</text:p>
          </table:table-cell>
          <table:table-cell table:formula="of:=-([.B268]+([.D268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50226" calcext:value-type="float">
            <text:p>50226</text:p>
          </table:table-cell>
          <table:table-cell office:value-type="float" office:value="10132" calcext:value-type="float">
            <text:p>1013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table:formula="of:=[.A269]+([.C269]*[.$K$1])" office:value-type="float" office:value="211" calcext:value-type="float">
            <text:p>211</text:p>
          </table:table-cell>
          <table:table-cell table:formula="of:=-([.B269]+([.D269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29815" calcext:value-type="float">
            <text:p>-29815</text:p>
          </table:table-cell>
          <table:table-cell office:value-type="float" office:value="20135" calcext:value-type="float">
            <text:p>20135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A270]+([.C270]*[.$K$1])" office:value-type="float" office:value="194" calcext:value-type="float">
            <text:p>194</text:p>
          </table:table-cell>
          <table:table-cell table:formula="of:=-([.B270]+([.D270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40217" calcext:value-type="float">
            <text:p>40217</text:p>
          </table:table-cell>
          <table:table-cell office:value-type="float" office:value="-19882" calcext:value-type="float">
            <text:p>-19882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[.A271]+([.C271]*[.$K$1])" office:value-type="float" office:value="205" calcext:value-type="float">
            <text:p>205</text:p>
          </table:table-cell>
          <table:table-cell table:formula="of:=-([.B271]+([.D271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39812" calcext:value-type="float">
            <text:p>-39812</text:p>
          </table:table-cell>
          <table:table-cell office:value-type="float" office:value="20138" calcext:value-type="float">
            <text:p>201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A272]+([.C272]*[.$K$1])" office:value-type="float" office:value="200" calcext:value-type="float">
            <text:p>200</text:p>
          </table:table-cell>
          <table:table-cell table:formula="of:=-([.B272]+([.D272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9817" calcext:value-type="float">
            <text:p>-9817</text:p>
          </table:table-cell>
          <table:table-cell office:value-type="float" office:value="40140" calcext:value-type="float">
            <text:p>4014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A273]+([.C273]*[.$K$1])" office:value-type="float" office:value="186" calcext:value-type="float">
            <text:p>186</text:p>
          </table:table-cell>
          <table:table-cell table:formula="of:=-([.B273]+([.D273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39808" calcext:value-type="float">
            <text:p>-39808</text:p>
          </table:table-cell>
          <table:table-cell office:value-type="float" office:value="20129" calcext:value-type="float">
            <text:p>20129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A274]+([.C274]*[.$K$1])" office:value-type="float" office:value="204" calcext:value-type="float">
            <text:p>204</text:p>
          </table:table-cell>
          <table:table-cell table:formula="of:=-([.B274]+([.D27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12" calcext:value-type="float">
            <text:p>50212</text:p>
          </table:table-cell>
          <table:table-cell office:value-type="float" office:value="30141" calcext:value-type="float">
            <text:p>30141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formula="of:=[.A275]+([.C275]*[.$K$1])" office:value-type="float" office:value="197" calcext:value-type="float">
            <text:p>197</text:p>
          </table:table-cell>
          <table:table-cell table:formula="of:=-([.B275]+([.D275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50144" calcext:value-type="float">
            <text:p>50144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A276]+([.C276]*[.$K$1])" office:value-type="float" office:value="237" calcext:value-type="float">
            <text:p>237</text:p>
          </table:table-cell>
          <table:table-cell table:formula="of:=-([.B276]+([.D276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9787" calcext:value-type="float">
            <text:p>-9787</text:p>
          </table:table-cell>
          <table:table-cell office:value-type="float" office:value="10133" calcext:value-type="float">
            <text:p>1013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A277]+([.C277]*[.$K$1])" office:value-type="float" office:value="216" calcext:value-type="float">
            <text:p>216</text:p>
          </table:table-cell>
          <table:table-cell table:formula="of:=-([.B277]+([.D277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50144" calcext:value-type="float">
            <text:p>5014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A278]+([.C278]*[.$K$1])" office:value-type="float" office:value="200" calcext:value-type="float">
            <text:p>200</text:p>
          </table:table-cell>
          <table:table-cell table:formula="of:=-([.B278]+([.D278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49815" calcext:value-type="float">
            <text:p>-49815</text:p>
          </table:table-cell>
          <table:table-cell office:value-type="float" office:value="-39884" calcext:value-type="float">
            <text:p>-398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279]+([.C279]*[.$K$1])" office:value-type="float" office:value="200" calcext:value-type="float">
            <text:p>200</text:p>
          </table:table-cell>
          <table:table-cell table:formula="of:=-([.B279]+([.D279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29820" calcext:value-type="float">
            <text:p>-29820</text:p>
          </table:table-cell>
          <table:table-cell office:value-type="float" office:value="-29886" calcext:value-type="float">
            <text:p>-2988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280]+([.C280]*[.$K$1])" office:value-type="float" office:value="189" calcext:value-type="float">
            <text:p>189</text:p>
          </table:table-cell>
          <table:table-cell table:formula="of:=-([.B280]+([.D28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float" office:value="40142" calcext:value-type="float">
            <text:p>40142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[.A281]+([.C281]*[.$K$1])" office:value-type="float" office:value="176" calcext:value-type="float">
            <text:p>176</text:p>
          </table:table-cell>
          <table:table-cell table:formula="of:=-([.B281]+([.D281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float" office:value="20135" calcext:value-type="float">
            <text:p>2013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[.A282]+([.C282]*[.$K$1])" office:value-type="float" office:value="232" calcext:value-type="float">
            <text:p>232</text:p>
          </table:table-cell>
          <table:table-cell table:formula="of:=-([.B282]+([.D282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30135" calcext:value-type="float">
            <text:p>30135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A283]+([.C283]*[.$K$1])" office:value-type="float" office:value="176" calcext:value-type="float">
            <text:p>176</text:p>
          </table:table-cell>
          <table:table-cell table:formula="of:=-([.B283]+([.D283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29792" calcext:value-type="float">
            <text:p>-29792</text:p>
          </table:table-cell>
          <table:table-cell office:value-type="float" office:value="20130" calcext:value-type="float">
            <text:p>201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A284]+([.C284]*[.$K$1])" office:value-type="float" office:value="217" calcext:value-type="float">
            <text:p>217</text:p>
          </table:table-cell>
          <table:table-cell table:formula="of:=-([.B284]+([.D284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39820" calcext:value-type="float">
            <text:p>-39820</text:p>
          </table:table-cell>
          <table:table-cell office:value-type="float" office:value="-19881" calcext:value-type="float">
            <text:p>-1988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A285]+([.C285]*[.$K$1])" office:value-type="float" office:value="192" calcext:value-type="float">
            <text:p>192</text:p>
          </table:table-cell>
          <table:table-cell table:formula="of:=-([.B285]+([.D285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19794" calcext:value-type="float">
            <text:p>-19794</text:p>
          </table:table-cell>
          <table:table-cell office:value-type="float" office:value="-39882" calcext:value-type="float">
            <text:p>-398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286]+([.C286]*[.$K$1])" office:value-type="float" office:value="212" calcext:value-type="float">
            <text:p>212</text:p>
          </table:table-cell>
          <table:table-cell table:formula="of:=-([.B286]+([.D286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796" calcext:value-type="float">
            <text:p>-19796</text:p>
          </table:table-cell>
          <table:table-cell office:value-type="float" office:value="-29883" calcext:value-type="float">
            <text:p>-298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287]+([.C287]*[.$K$1])" office:value-type="float" office:value="210" calcext:value-type="float">
            <text:p>210</text:p>
          </table:table-cell>
          <table:table-cell table:formula="of:=-([.B287]+([.D287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30136" calcext:value-type="float">
            <text:p>30136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A288]+([.C288]*[.$K$1])" office:value-type="float" office:value="228" calcext:value-type="float">
            <text:p>228</text:p>
          </table:table-cell>
          <table:table-cell table:formula="of:=-([.B288]+([.D288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9779" calcext:value-type="float">
            <text:p>-9779</text:p>
          </table:table-cell>
          <table:table-cell office:value-type="float" office:value="30141" calcext:value-type="float">
            <text:p>3014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[.A289]+([.C289]*[.$K$1])" office:value-type="float" office:value="224" calcext:value-type="float">
            <text:p>224</text:p>
          </table:table-cell>
          <table:table-cell table:formula="of:=-([.B289]+([.D28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9771" calcext:value-type="float">
            <text:p>-9771</text:p>
          </table:table-cell>
          <table:table-cell office:value-type="float" office:value="30140" calcext:value-type="float">
            <text:p>3014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[.A290]+([.C290]*[.$K$1])" office:value-type="float" office:value="232" calcext:value-type="float">
            <text:p>232</text:p>
          </table:table-cell>
          <table:table-cell table:formula="of:=-([.B290]+([.D290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9779" calcext:value-type="float">
            <text:p>-9779</text:p>
          </table:table-cell>
          <table:table-cell office:value-type="float" office:value="-9880" calcext:value-type="float">
            <text:p>-98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291]+([.C291]*[.$K$1])" office:value-type="float" office:value="224" calcext:value-type="float">
            <text:p>224</text:p>
          </table:table-cell>
          <table:table-cell table:formula="of:=-([.B291]+([.D291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07" calcext:value-type="float">
            <text:p>50207</text:p>
          </table:table-cell>
          <table:table-cell office:value-type="float" office:value="-19883" calcext:value-type="float">
            <text:p>-1988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A292]+([.C292]*[.$K$1])" office:value-type="float" office:value="192" calcext:value-type="float">
            <text:p>192</text:p>
          </table:table-cell>
          <table:table-cell table:formula="of:=-([.B292]+([.D292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04" calcext:value-type="float">
            <text:p>40204</text:p>
          </table:table-cell>
          <table:table-cell office:value-type="float" office:value="30132" calcext:value-type="float">
            <text:p>30132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293]+([.C293]*[.$K$1])" office:value-type="float" office:value="192" calcext:value-type="float">
            <text:p>192</text:p>
          </table:table-cell>
          <table:table-cell table:formula="of:=-([.B293]+([.D29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806" calcext:value-type="float">
            <text:p>-19806</text:p>
          </table:table-cell>
          <table:table-cell office:value-type="float" office:value="-49888" calcext:value-type="float">
            <text:p>-498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294]+([.C294]*[.$K$1])" office:value-type="float" office:value="200" calcext:value-type="float">
            <text:p>200</text:p>
          </table:table-cell>
          <table:table-cell table:formula="of:=-([.B294]+([.D294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39784" calcext:value-type="float">
            <text:p>-39784</text:p>
          </table:table-cell>
          <table:table-cell office:value-type="float" office:value="40142" calcext:value-type="float">
            <text:p>40142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295]+([.C295]*[.$K$1])" office:value-type="float" office:value="228" calcext:value-type="float">
            <text:p>228</text:p>
          </table:table-cell>
          <table:table-cell table:formula="of:=-([.B295]+([.D295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769" calcext:value-type="float">
            <text:p>-19769</text:p>
          </table:table-cell>
          <table:table-cell office:value-type="float" office:value="30136" calcext:value-type="float">
            <text:p>3013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A296]+([.C296]*[.$K$1])" office:value-type="float" office:value="237" calcext:value-type="float">
            <text:p>237</text:p>
          </table:table-cell>
          <table:table-cell table:formula="of:=-([.B296]+([.D296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-9880" calcext:value-type="float">
            <text:p>-988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[.A297]+([.C297]*[.$K$1])" office:value-type="float" office:value="227" calcext:value-type="float">
            <text:p>227</text:p>
          </table:table-cell>
          <table:table-cell table:formula="of:=-([.B297]+([.D29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794" calcext:value-type="float">
            <text:p>-49794</text:p>
          </table:table-cell>
          <table:table-cell office:value-type="float" office:value="20138" calcext:value-type="float">
            <text:p>20138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A298]+([.C298]*[.$K$1])" office:value-type="float" office:value="221" calcext:value-type="float">
            <text:p>221</text:p>
          </table:table-cell>
          <table:table-cell table:formula="of:=-([.B298]+([.D29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826" calcext:value-type="float">
            <text:p>-49826</text:p>
          </table:table-cell>
          <table:table-cell office:value-type="float" office:value="30141" calcext:value-type="float">
            <text:p>3014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[.A299]+([.C299]*[.$K$1])" office:value-type="float" office:value="189" calcext:value-type="float">
            <text:p>189</text:p>
          </table:table-cell>
          <table:table-cell table:formula="of:=-([.B299]+([.D299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19769" calcext:value-type="float">
            <text:p>-19769</text:p>
          </table:table-cell>
          <table:table-cell office:value-type="float" office:value="-49886" calcext:value-type="float">
            <text:p>-4988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A300]+([.C300]*[.$K$1])" office:value-type="float" office:value="237" calcext:value-type="float">
            <text:p>237</text:p>
          </table:table-cell>
          <table:table-cell table:formula="of:=-([.B300]+([.D300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20131" calcext:value-type="float">
            <text:p>20131</text:p>
          </table:table-cell>
          <table:table-cell table:number-columns-repeated="2" office:value-type="float" office:value="-2" calcext:value-type="float">
            <text:p>-2</text:p>
          </table:table-cell>
          <table:table-cell table:formula="of:=[.A301]+([.C301]*[.$K$1])" office:value-type="float" office:value="195" calcext:value-type="float">
            <text:p>195</text:p>
          </table:table-cell>
          <table:table-cell table:formula="of:=-([.B301]+([.D301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19798" calcext:value-type="float">
            <text:p>-19798</text:p>
          </table:table-cell>
          <table:table-cell office:value-type="float" office:value="30137" calcext:value-type="float">
            <text:p>30137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A302]+([.C302]*[.$K$1])" office:value-type="float" office:value="208" calcext:value-type="float">
            <text:p>208</text:p>
          </table:table-cell>
          <table:table-cell table:formula="of:=-([.B302]+([.D302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19774" calcext:value-type="float">
            <text:p>-19774</text:p>
          </table:table-cell>
          <table:table-cell office:value-type="float" office:value="40140" calcext:value-type="float">
            <text:p>40140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A303]+([.C303]*[.$K$1])" office:value-type="float" office:value="232" calcext:value-type="float">
            <text:p>232</text:p>
          </table:table-cell>
          <table:table-cell table:formula="of:=-([.B303]+([.D303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39824" calcext:value-type="float">
            <text:p>-39824</text:p>
          </table:table-cell>
          <table:table-cell office:value-type="float" office:value="40135" calcext:value-type="float">
            <text:p>4013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[.A304]+([.C304]*[.$K$1])" office:value-type="float" office:value="188" calcext:value-type="float">
            <text:p>188</text:p>
          </table:table-cell>
          <table:table-cell table:formula="of:=-([.B304]+([.D30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794" calcext:value-type="float">
            <text:p>-49794</text:p>
          </table:table-cell>
          <table:table-cell office:value-type="float" office:value="-19878" calcext:value-type="float">
            <text:p>-198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05]+([.C305]*[.$K$1])" office:value-type="float" office:value="221" calcext:value-type="float">
            <text:p>221</text:p>
          </table:table-cell>
          <table:table-cell table:formula="of:=-([.B305]+([.D305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49815" calcext:value-type="float">
            <text:p>-49815</text:p>
          </table:table-cell>
          <table:table-cell office:value-type="float" office:value="-9877" calcext:value-type="float">
            <text:p>-98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06]+([.C306]*[.$K$1])" office:value-type="float" office:value="200" calcext:value-type="float">
            <text:p>200</text:p>
          </table:table-cell>
          <table:table-cell table:formula="of:=-([.B306]+([.D306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9784" calcext:value-type="float">
            <text:p>-9784</text:p>
          </table:table-cell>
          <table:table-cell office:value-type="float" office:value="-9880" calcext:value-type="float">
            <text:p>-98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307]+([.C307]*[.$K$1])" office:value-type="float" office:value="219" calcext:value-type="float">
            <text:p>219</text:p>
          </table:table-cell>
          <table:table-cell table:formula="of:=-([.B307]+([.D30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769" calcext:value-type="float">
            <text:p>-19769</text:p>
          </table:table-cell>
          <table:table-cell office:value-type="float" office:value="-9878" calcext:value-type="float">
            <text:p>-98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A308]+([.C308]*[.$K$1])" office:value-type="float" office:value="237" calcext:value-type="float">
            <text:p>237</text:p>
          </table:table-cell>
          <table:table-cell table:formula="of:=-([.B308]+([.D308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29831" calcext:value-type="float">
            <text:p>-29831</text:p>
          </table:table-cell>
          <table:table-cell office:value-type="float" office:value="-29886" calcext:value-type="float">
            <text:p>-29886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A309]+([.C309]*[.$K$1])" office:value-type="float" office:value="178" calcext:value-type="float">
            <text:p>178</text:p>
          </table:table-cell>
          <table:table-cell table:formula="of:=-([.B309]+([.D309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40135" calcext:value-type="float">
            <text:p>4013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310]+([.C310]*[.$K$1])" office:value-type="float" office:value="208" calcext:value-type="float">
            <text:p>208</text:p>
          </table:table-cell>
          <table:table-cell table:formula="of:=-([.B310]+([.D31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244" calcext:value-type="float">
            <text:p>40244</text:p>
          </table:table-cell>
          <table:table-cell office:value-type="float" office:value="-49885" calcext:value-type="float">
            <text:p>-49885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A311]+([.C311]*[.$K$1])" office:value-type="float" office:value="232" calcext:value-type="float">
            <text:p>232</text:p>
          </table:table-cell>
          <table:table-cell table:formula="of:=-([.B311]+([.D311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785" calcext:value-type="float">
            <text:p>-19785</text:p>
          </table:table-cell>
          <table:table-cell office:value-type="float" office:value="50145" calcext:value-type="float">
            <text:p>5014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312]+([.C312]*[.$K$1])" office:value-type="float" office:value="221" calcext:value-type="float">
            <text:p>221</text:p>
          </table:table-cell>
          <table:table-cell table:formula="of:=-([.B312]+([.D312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50191" calcext:value-type="float">
            <text:p>50191</text:p>
          </table:table-cell>
          <table:table-cell office:value-type="float" office:value="-39881" calcext:value-type="float">
            <text:p>-39881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[.A313]+([.C313]*[.$K$1])" office:value-type="float" office:value="176" calcext:value-type="float">
            <text:p>176</text:p>
          </table:table-cell>
          <table:table-cell table:formula="of:=-([.B313]+([.D313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39796" calcext:value-type="float">
            <text:p>-39796</text:p>
          </table:table-cell>
          <table:table-cell office:value-type="float" office:value="30138" calcext:value-type="float">
            <text:p>30138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A314]+([.C314]*[.$K$1])" office:value-type="float" office:value="216" calcext:value-type="float">
            <text:p>216</text:p>
          </table:table-cell>
          <table:table-cell table:formula="of:=-([.B314]+([.D314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10205" calcext:value-type="float">
            <text:p>10205</text:p>
          </table:table-cell>
          <table:table-cell office:value-type="float" office:value="-9880" calcext:value-type="float">
            <text:p>-988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A315]+([.C315]*[.$K$1])" office:value-type="float" office:value="202" calcext:value-type="float">
            <text:p>202</text:p>
          </table:table-cell>
          <table:table-cell table:formula="of:=-([.B315]+([.D315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806" calcext:value-type="float">
            <text:p>-49806</text:p>
          </table:table-cell>
          <table:table-cell office:value-type="float" office:value="40136" calcext:value-type="float">
            <text:p>40136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formula="of:=[.A316]+([.C316]*[.$K$1])" office:value-type="float" office:value="209" calcext:value-type="float">
            <text:p>209</text:p>
          </table:table-cell>
          <table:table-cell table:formula="of:=-([.B316]+([.D316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10231" calcext:value-type="float">
            <text:p>10231</text:p>
          </table:table-cell>
          <table:table-cell office:value-type="float" office:value="10132" calcext:value-type="float">
            <text:p>10132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A317]+([.C317]*[.$K$1])" office:value-type="float" office:value="228" calcext:value-type="float">
            <text:p>228</text:p>
          </table:table-cell>
          <table:table-cell table:formula="of:=-([.B317]+([.D317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20194" calcext:value-type="float">
            <text:p>20194</text:p>
          </table:table-cell>
          <table:table-cell office:value-type="float" office:value="-29877" calcext:value-type="float">
            <text:p>-2987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318]+([.C318]*[.$K$1])" office:value-type="float" office:value="188" calcext:value-type="float">
            <text:p>188</text:p>
          </table:table-cell>
          <table:table-cell table:formula="of:=-([.B318]+([.D318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786" calcext:value-type="float">
            <text:p>-49786</text:p>
          </table:table-cell>
          <table:table-cell office:value-type="float" office:value="20132" calcext:value-type="float">
            <text:p>2013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A319]+([.C319]*[.$K$1])" office:value-type="float" office:value="229" calcext:value-type="float">
            <text:p>229</text:p>
          </table:table-cell>
          <table:table-cell table:formula="of:=-([.B319]+([.D319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20133" calcext:value-type="float">
            <text:p>20133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[.A320]+([.C320]*[.$K$1])" office:value-type="float" office:value="213" calcext:value-type="float">
            <text:p>213</text:p>
          </table:table-cell>
          <table:table-cell table:formula="of:=-([.B320]+([.D320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49794" calcext:value-type="float">
            <text:p>-49794</text:p>
          </table:table-cell>
          <table:table-cell office:value-type="float" office:value="-49890" calcext:value-type="float">
            <text:p>-4989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321]+([.C321]*[.$K$1])" office:value-type="float" office:value="221" calcext:value-type="float">
            <text:p>221</text:p>
          </table:table-cell>
          <table:table-cell table:formula="of:=-([.B321]+([.D321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30209" calcext:value-type="float">
            <text:p>30209</text:p>
          </table:table-cell>
          <table:table-cell office:value-type="float" office:value="40142" calcext:value-type="float">
            <text:p>40142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[.A322]+([.C322]*[.$K$1])" office:value-type="float" office:value="200" calcext:value-type="float">
            <text:p>200</text:p>
          </table:table-cell>
          <table:table-cell table:formula="of:=-([.B322]+([.D322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-29877" calcext:value-type="float">
            <text:p>-2987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323]+([.C323]*[.$K$1])" office:value-type="float" office:value="213" calcext:value-type="float">
            <text:p>213</text:p>
          </table:table-cell>
          <table:table-cell table:formula="of:=-([.B323]+([.D32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29780" calcext:value-type="float">
            <text:p>-29780</text:p>
          </table:table-cell>
          <table:table-cell office:value-type="float" office:value="20130" calcext:value-type="float">
            <text:p>20130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A324]+([.C324]*[.$K$1])" office:value-type="float" office:value="229" calcext:value-type="float">
            <text:p>229</text:p>
          </table:table-cell>
          <table:table-cell table:formula="of:=-([.B324]+([.D324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29831" calcext:value-type="float">
            <text:p>-29831</text:p>
          </table:table-cell>
          <table:table-cell office:value-type="float" office:value="-19883" calcext:value-type="float">
            <text:p>-1988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A325]+([.C325]*[.$K$1])" office:value-type="float" office:value="178" calcext:value-type="float">
            <text:p>178</text:p>
          </table:table-cell>
          <table:table-cell table:formula="of:=-([.B325]+([.D325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29817" calcext:value-type="float">
            <text:p>-29817</text:p>
          </table:table-cell>
          <table:table-cell office:value-type="float" office:value="-39889" calcext:value-type="float">
            <text:p>-398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326]+([.C326]*[.$K$1])" office:value-type="float" office:value="192" calcext:value-type="float">
            <text:p>192</text:p>
          </table:table-cell>
          <table:table-cell table:formula="of:=-([.B326]+([.D326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39785" calcext:value-type="float">
            <text:p>-39785</text:p>
          </table:table-cell>
          <table:table-cell office:value-type="float" office:value="30137" calcext:value-type="float">
            <text:p>3013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[.A327]+([.C327]*[.$K$1])" office:value-type="float" office:value="227" calcext:value-type="float">
            <text:p>227</text:p>
          </table:table-cell>
          <table:table-cell table:formula="of:=-([.B327]+([.D327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49838" calcext:value-type="float">
            <text:p>-49838</text:p>
          </table:table-cell>
          <table:table-cell office:value-type="float" office:value="-49892" calcext:value-type="float">
            <text:p>-49892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328]+([.C328]*[.$K$1])" office:value-type="float" office:value="177" calcext:value-type="float">
            <text:p>177</text:p>
          </table:table-cell>
          <table:table-cell table:formula="of:=-([.B328]+([.D328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float" office:value="-29884" calcext:value-type="float">
            <text:p>-2988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formula="of:=[.A329]+([.C329]*[.$K$1])" office:value-type="float" office:value="189" calcext:value-type="float">
            <text:p>189</text:p>
          </table:table-cell>
          <table:table-cell table:formula="of:=-([.B329]+([.D329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50234" calcext:value-type="float">
            <text:p>50234</text:p>
          </table:table-cell>
          <table:table-cell office:value-type="float" office:value="50138" calcext:value-type="float">
            <text:p>50138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[.A330]+([.C330]*[.$K$1])" office:value-type="float" office:value="219" calcext:value-type="float">
            <text:p>219</text:p>
          </table:table-cell>
          <table:table-cell table:formula="of:=-([.B330]+([.D330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49815" calcext:value-type="float">
            <text:p>-49815</text:p>
          </table:table-cell>
          <table:table-cell office:value-type="float" office:value="40142" calcext:value-type="float">
            <text:p>40142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formula="of:=[.A331]+([.C331]*[.$K$1])" office:value-type="float" office:value="200" calcext:value-type="float">
            <text:p>200</text:p>
          </table:table-cell>
          <table:table-cell table:formula="of:=-([.B331]+([.D331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float" office:value="30136" calcext:value-type="float">
            <text:p>30136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[.A332]+([.C332]*[.$K$1])" office:value-type="float" office:value="204" calcext:value-type="float">
            <text:p>204</text:p>
          </table:table-cell>
          <table:table-cell table:formula="of:=-([.B332]+([.D332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19769" calcext:value-type="float">
            <text:p>-19769</text:p>
          </table:table-cell>
          <table:table-cell office:value-type="float" office:value="-19883" calcext:value-type="float">
            <text:p>-1988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A333]+([.C333]*[.$K$1])" office:value-type="float" office:value="237" calcext:value-type="float">
            <text:p>237</text:p>
          </table:table-cell>
          <table:table-cell table:formula="of:=-([.B333]+([.D33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29798" calcext:value-type="float">
            <text:p>-29798</text:p>
          </table:table-cell>
          <table:table-cell office:value-type="float" office:value="30138" calcext:value-type="float">
            <text:p>30138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formula="of:=[.A334]+([.C334]*[.$K$1])" office:value-type="float" office:value="211" calcext:value-type="float">
            <text:p>211</text:p>
          </table:table-cell>
          <table:table-cell table:formula="of:=-([.B334]+([.D334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9782" calcext:value-type="float">
            <text:p>-9782</text:p>
          </table:table-cell>
          <table:table-cell office:value-type="float" office:value="30140" calcext:value-type="float">
            <text:p>3014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[.A335]+([.C335]*[.$K$1])" office:value-type="float" office:value="221" calcext:value-type="float">
            <text:p>221</text:p>
          </table:table-cell>
          <table:table-cell table:formula="of:=-([.B335]+([.D335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49810" calcext:value-type="float">
            <text:p>-49810</text:p>
          </table:table-cell>
          <table:table-cell office:value-type="float" office:value="-49889" calcext:value-type="float">
            <text:p>-4988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A336]+([.C336]*[.$K$1])" office:value-type="float" office:value="205" calcext:value-type="float">
            <text:p>205</text:p>
          </table:table-cell>
          <table:table-cell table:formula="of:=-([.B336]+([.D336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19805" calcext:value-type="float">
            <text:p>-19805</text:p>
          </table:table-cell>
          <table:table-cell office:value-type="float" office:value="-29886" calcext:value-type="float">
            <text:p>-2988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37]+([.C337]*[.$K$1])" office:value-type="float" office:value="201" calcext:value-type="float">
            <text:p>201</text:p>
          </table:table-cell>
          <table:table-cell table:formula="of:=-([.B337]+([.D337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40" calcext:value-type="float">
            <text:p>50240</text:p>
          </table:table-cell>
          <table:table-cell office:value-type="float" office:value="-19879" calcext:value-type="float">
            <text:p>-19879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A338]+([.C338]*[.$K$1])" office:value-type="float" office:value="225" calcext:value-type="float">
            <text:p>225</text:p>
          </table:table-cell>
          <table:table-cell table:formula="of:=-([.B338]+([.D338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39776" calcext:value-type="float">
            <text:p>-39776</text:p>
          </table:table-cell>
          <table:table-cell office:value-type="float" office:value="-9873" calcext:value-type="float">
            <text:p>-987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39]+([.C339]*[.$K$1])" office:value-type="float" office:value="236" calcext:value-type="float">
            <text:p>236</text:p>
          </table:table-cell>
          <table:table-cell table:formula="of:=-([.B339]+([.D339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813" calcext:value-type="float">
            <text:p>-19813</text:p>
          </table:table-cell>
          <table:table-cell office:value-type="float" office:value="50143" calcext:value-type="float">
            <text:p>50143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340]+([.C340]*[.$K$1])" office:value-type="float" office:value="193" calcext:value-type="float">
            <text:p>193</text:p>
          </table:table-cell>
          <table:table-cell table:formula="of:=-([.B340]+([.D340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49786" calcext:value-type="float">
            <text:p>-49786</text:p>
          </table:table-cell>
          <table:table-cell office:value-type="float" office:value="-29884" calcext:value-type="float">
            <text:p>-298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341]+([.C341]*[.$K$1])" office:value-type="float" office:value="229" calcext:value-type="float">
            <text:p>229</text:p>
          </table:table-cell>
          <table:table-cell table:formula="of:=-([.B341]+([.D341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233" calcext:value-type="float">
            <text:p>40233</text:p>
          </table:table-cell>
          <table:table-cell office:value-type="float" office:value="-49883" calcext:value-type="float">
            <text:p>-49883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A342]+([.C342]*[.$K$1])" office:value-type="float" office:value="221" calcext:value-type="float">
            <text:p>221</text:p>
          </table:table-cell>
          <table:table-cell table:formula="of:=-([.B342]+([.D342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39785" calcext:value-type="float">
            <text:p>-39785</text:p>
          </table:table-cell>
          <table:table-cell office:value-type="float" office:value="-9880" calcext:value-type="float">
            <text:p>-98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43]+([.C343]*[.$K$1])" office:value-type="float" office:value="227" calcext:value-type="float">
            <text:p>227</text:p>
          </table:table-cell>
          <table:table-cell table:formula="of:=-([.B343]+([.D343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19810" calcext:value-type="float">
            <text:p>-19810</text:p>
          </table:table-cell>
          <table:table-cell office:value-type="float" office:value="50146" calcext:value-type="float">
            <text:p>5014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344]+([.C344]*[.$K$1])" office:value-type="float" office:value="196" calcext:value-type="float">
            <text:p>196</text:p>
          </table:table-cell>
          <table:table-cell table:formula="of:=-([.B344]+([.D344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9803" calcext:value-type="float">
            <text:p>-9803</text:p>
          </table:table-cell>
          <table:table-cell office:value-type="float" office:value="-29885" calcext:value-type="float">
            <text:p>-298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A345]+([.C345]*[.$K$1])" office:value-type="float" office:value="200" calcext:value-type="float">
            <text:p>200</text:p>
          </table:table-cell>
          <table:table-cell table:formula="of:=-([.B345]+([.D345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19793" calcext:value-type="float">
            <text:p>-19793</text:p>
          </table:table-cell>
          <table:table-cell office:value-type="float" office:value="40142" calcext:value-type="float">
            <text:p>4014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A346]+([.C346]*[.$K$1])" office:value-type="float" office:value="213" calcext:value-type="float">
            <text:p>213</text:p>
          </table:table-cell>
          <table:table-cell table:formula="of:=-([.B346]+([.D346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20230" calcext:value-type="float">
            <text:p>20230</text:p>
          </table:table-cell>
          <table:table-cell office:value-type="float" office:value="-39880" calcext:value-type="float">
            <text:p>-39880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A347]+([.C347]*[.$K$1])" office:value-type="float" office:value="224" calcext:value-type="float">
            <text:p>224</text:p>
          </table:table-cell>
          <table:table-cell table:formula="of:=-([.B347]+([.D347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807" calcext:value-type="float">
            <text:p>-49807</text:p>
          </table:table-cell>
          <table:table-cell office:value-type="float" office:value="-19877" calcext:value-type="float">
            <text:p>-198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48]+([.C348]*[.$K$1])" office:value-type="float" office:value="208" calcext:value-type="float">
            <text:p>208</text:p>
          </table:table-cell>
          <table:table-cell table:formula="of:=-([.B348]+([.D348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49822" calcext:value-type="float">
            <text:p>-49822</text:p>
          </table:table-cell>
          <table:table-cell office:value-type="float" office:value="-19878" calcext:value-type="float">
            <text:p>-198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A349]+([.C349]*[.$K$1])" office:value-type="float" office:value="193" calcext:value-type="float">
            <text:p>193</text:p>
          </table:table-cell>
          <table:table-cell table:formula="of:=-([.B349]+([.D349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49791" calcext:value-type="float">
            <text:p>-49791</text:p>
          </table:table-cell>
          <table:table-cell office:value-type="float" office:value="50141" calcext:value-type="float">
            <text:p>50141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[.A350]+([.C350]*[.$K$1])" office:value-type="float" office:value="224" calcext:value-type="float">
            <text:p>224</text:p>
          </table:table-cell>
          <table:table-cell table:formula="of:=-([.B350]+([.D350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30226" calcext:value-type="float">
            <text:p>30226</text:p>
          </table:table-cell>
          <table:table-cell office:value-type="float" office:value="-19878" calcext:value-type="float">
            <text:p>-19878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[.A351]+([.C351]*[.$K$1])" office:value-type="float" office:value="217" calcext:value-type="float">
            <text:p>217</text:p>
          </table:table-cell>
          <table:table-cell table:formula="of:=-([.B351]+([.D351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-49885" calcext:value-type="float">
            <text:p>-4988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[.A352]+([.C352]*[.$K$1])" office:value-type="float" office:value="213" calcext:value-type="float">
            <text:p>213</text:p>
          </table:table-cell>
          <table:table-cell table:formula="of:=-([.B352]+([.D352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30229" calcext:value-type="float">
            <text:p>30229</text:p>
          </table:table-cell>
          <table:table-cell office:value-type="float" office:value="50143" calcext:value-type="float">
            <text:p>50143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[.A353]+([.C353]*[.$K$1])" office:value-type="float" office:value="220" calcext:value-type="float">
            <text:p>220</text:p>
          </table:table-cell>
          <table:table-cell table:formula="of:=-([.B353]+([.D353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9782" calcext:value-type="float">
            <text:p>-9782</text:p>
          </table:table-cell>
          <table:table-cell office:value-type="float" office:value="50141" calcext:value-type="float">
            <text:p>50141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A354]+([.C354]*[.$K$1])" office:value-type="float" office:value="221" calcext:value-type="float">
            <text:p>221</text:p>
          </table:table-cell>
          <table:table-cell table:formula="of:=-([.B354]+([.D354]*[.$K$1]))" office:value-type="float" office:value="-126" calcext:value-type="float">
            <text:p>-126</text:p>
          </table:table-cell>
          <table:table-cell table:number-columns-repeated="5"/>
        </table:table-row>
        <table:table-row table:style-name="ro1">
          <table:table-cell office:value-type="float" office:value="-9795" calcext:value-type="float">
            <text:p>-9795</text:p>
          </table:table-cell>
          <table:table-cell office:value-type="float" office:value="-19883" calcext:value-type="float">
            <text:p>-198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A355]+([.C355]*[.$K$1])" office:value-type="float" office:value="208" calcext:value-type="float">
            <text:p>208</text:p>
          </table:table-cell>
          <table:table-cell table:formula="of:=-([.B355]+([.D355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40190" calcext:value-type="float">
            <text:p>40190</text:p>
          </table:table-cell>
          <table:table-cell office:value-type="float" office:value="-29877" calcext:value-type="float">
            <text:p>-2987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[.A356]+([.C356]*[.$K$1])" office:value-type="float" office:value="178" calcext:value-type="float">
            <text:p>178</text:p>
          </table:table-cell>
          <table:table-cell table:formula="of:=-([.B356]+([.D356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10179" calcext:value-type="float">
            <text:p>10179</text:p>
          </table:table-cell>
          <table:table-cell office:value-type="float" office:value="30134" calcext:value-type="float">
            <text:p>30134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[.A357]+([.C357]*[.$K$1])" office:value-type="float" office:value="176" calcext:value-type="float">
            <text:p>176</text:p>
          </table:table-cell>
          <table:table-cell table:formula="of:=-([.B357]+([.D357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49823" calcext:value-type="float">
            <text:p>-49823</text:p>
          </table:table-cell>
          <table:table-cell office:value-type="float" office:value="-9874" calcext:value-type="float">
            <text:p>-98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A358]+([.C358]*[.$K$1])" office:value-type="float" office:value="192" calcext:value-type="float">
            <text:p>192</text:p>
          </table:table-cell>
          <table:table-cell table:formula="of:=-([.B358]+([.D358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29799" calcext:value-type="float">
            <text:p>-29799</text:p>
          </table:table-cell>
          <table:table-cell office:value-type="float" office:value="40139" calcext:value-type="float">
            <text:p>40139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formula="of:=[.A359]+([.C359]*[.$K$1])" office:value-type="float" office:value="210" calcext:value-type="float">
            <text:p>210</text:p>
          </table:table-cell>
          <table:table-cell table:formula="of:=-([.B359]+([.D359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-39776" calcext:value-type="float">
            <text:p>-39776</text:p>
          </table:table-cell>
          <table:table-cell office:value-type="float" office:value="-39882" calcext:value-type="float">
            <text:p>-3988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A360]+([.C360]*[.$K$1])" office:value-type="float" office:value="236" calcext:value-type="float">
            <text:p>236</text:p>
          </table:table-cell>
          <table:table-cell table:formula="of:=-([.B360]+([.D360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19782" calcext:value-type="float">
            <text:p>-19782</text:p>
          </table:table-cell>
          <table:table-cell office:value-type="float" office:value="50144" calcext:value-type="float">
            <text:p>5014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[.A361]+([.C361]*[.$K$1])" office:value-type="float" office:value="224" calcext:value-type="float">
            <text:p>224</text:p>
          </table:table-cell>
          <table:table-cell table:formula="of:=-([.B361]+([.D361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-9811" calcext:value-type="float">
            <text:p>-9811</text:p>
          </table:table-cell>
          <table:table-cell office:value-type="float" office:value="-9876" calcext:value-type="float">
            <text:p>-987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A362]+([.C362]*[.$K$1])" office:value-type="float" office:value="192" calcext:value-type="float">
            <text:p>192</text:p>
          </table:table-cell>
          <table:table-cell table:formula="of:=-([.B362]+([.D362]*[.$K$1]))" office:value-type="float" office:value="-127" calcext:value-type="float">
            <text:p>-127</text:p>
          </table:table-cell>
          <table:table-cell table:number-columns-repeated="5"/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float" office:value="-29877" calcext:value-type="float">
            <text:p>-29877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table:formula="of:=[.A363]+([.C363]*[.$K$1])" office:value-type="float" office:value="213" calcext:value-type="float">
            <text:p>213</text:p>
          </table:table-cell>
          <table:table-cell table:formula="of:=-([.B363]+([.D363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779" calcext:value-type="float">
            <text:p>-49779</text:p>
          </table:table-cell>
          <table:table-cell office:value-type="float" office:value="20137" calcext:value-type="float">
            <text:p>2013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[.A364]+([.C364]*[.$K$1])" office:value-type="float" office:value="236" calcext:value-type="float">
            <text:p>236</text:p>
          </table:table-cell>
          <table:table-cell table:formula="of:=-([.B364]+([.D364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-9779" calcext:value-type="float">
            <text:p>-9779</text:p>
          </table:table-cell>
          <table:table-cell office:value-type="float" office:value="10134" calcext:value-type="float">
            <text:p>1013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A365]+([.C365]*[.$K$1])" office:value-type="float" office:value="224" calcext:value-type="float">
            <text:p>224</text:p>
          </table:table-cell>
          <table:table-cell table:formula="of:=-([.B365]+([.D365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float" office:value="-49885" calcext:value-type="float">
            <text:p>-49885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[.A366]+([.C366]*[.$K$1])" office:value-type="float" office:value="195" calcext:value-type="float">
            <text:p>195</text:p>
          </table:table-cell>
          <table:table-cell table:formula="of:=-([.B366]+([.D366]*[.$K$1]))" office:value-type="float" office:value="-130" calcext:value-type="float">
            <text:p>-130</text:p>
          </table:table-cell>
          <table:table-cell table:number-columns-repeated="5"/>
        </table:table-row>
        <table:table-row table:style-name="ro1">
          <table:table-cell office:value-type="float" office:value="-39832" calcext:value-type="float">
            <text:p>-39832</text:p>
          </table:table-cell>
          <table:table-cell office:value-type="float" office:value="20138" calcext:value-type="float">
            <text:p>20138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[.A367]+([.C367]*[.$K$1])" office:value-type="float" office:value="180" calcext:value-type="float">
            <text:p>180</text:p>
          </table:table-cell>
          <table:table-cell table:formula="of:=-([.B367]+([.D367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20243" calcext:value-type="float">
            <text:p>20243</text:p>
          </table:table-cell>
          <table:table-cell office:value-type="float" office:value="50139" calcext:value-type="float">
            <text:p>50139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[.A368]+([.C368]*[.$K$1])" office:value-type="float" office:value="237" calcext:value-type="float">
            <text:p>237</text:p>
          </table:table-cell>
          <table:table-cell table:formula="of:=-([.B368]+([.D368]*[.$K$1]))" office:value-type="float" office:value="-124" calcext:value-type="float">
            <text:p>-124</text:p>
          </table:table-cell>
          <table:table-cell table:number-columns-repeated="5"/>
        </table:table-row>
        <table:table-row table:style-name="ro1">
          <table:table-cell office:value-type="float" office:value="-39780" calcext:value-type="float">
            <text:p>-39780</text:p>
          </table:table-cell>
          <table:table-cell office:value-type="float" office:value="50144" calcext:value-type="float">
            <text:p>50144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table:formula="of:=[.A369]+([.C369]*[.$K$1])" office:value-type="float" office:value="232" calcext:value-type="float">
            <text:p>232</text:p>
          </table:table-cell>
          <table:table-cell table:formula="of:=-([.B369]+([.D369]*[.$K$1]))" office:value-type="float" office:value="-129" calcext:value-type="float">
            <text:p>-129</text:p>
          </table:table-cell>
          <table:table-cell table:number-columns-repeated="5"/>
        </table:table-row>
        <table:table-row table:style-name="ro1">
          <table:table-cell office:value-type="float" office:value="20215" calcext:value-type="float">
            <text:p>20215</text:p>
          </table:table-cell>
          <table:table-cell office:value-type="float" office:value="-39887" calcext:value-type="float">
            <text:p>-39887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[.A370]+([.C370]*[.$K$1])" office:value-type="float" office:value="209" calcext:value-type="float">
            <text:p>209</text:p>
          </table:table-cell>
          <table:table-cell table:formula="of:=-([.B370]+([.D370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-39788" calcext:value-type="float">
            <text:p>-39788</text:p>
          </table:table-cell>
          <table:table-cell office:value-type="float" office:value="-49892" calcext:value-type="float">
            <text:p>-4989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371]+([.C371]*[.$K$1])" office:value-type="float" office:value="224" calcext:value-type="float">
            <text:p>224</text:p>
          </table:table-cell>
          <table:table-cell table:formula="of:=-([.B371]+([.D371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-29776" calcext:value-type="float">
            <text:p>-29776</text:p>
          </table:table-cell>
          <table:table-cell office:value-type="float" office:value="50140" calcext:value-type="float">
            <text:p>50140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formula="of:=[.A372]+([.C372]*[.$K$1])" office:value-type="float" office:value="233" calcext:value-type="float">
            <text:p>233</text:p>
          </table:table-cell>
          <table:table-cell table:formula="of:=-([.B372]+([.D372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40220" calcext:value-type="float">
            <text:p>40220</text:p>
          </table:table-cell>
          <table:table-cell office:value-type="float" office:value="-49887" calcext:value-type="float">
            <text:p>-49887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formula="of:=[.A373]+([.C373]*[.$K$1])" office:value-type="float" office:value="208" calcext:value-type="float">
            <text:p>208</text:p>
          </table:table-cell>
          <table:table-cell table:formula="of:=-([.B373]+([.D373]*[.$K$1]))" office:value-type="float" office:value="-128" calcext:value-type="float">
            <text:p>-128</text:p>
          </table:table-cell>
          <table:table-cell table:number-columns-repeated="5"/>
        </table:table-row>
        <table:table-row table:style-name="ro1">
          <table:table-cell office:value-type="float" office:value="-19820" calcext:value-type="float">
            <text:p>-19820</text:p>
          </table:table-cell>
          <table:table-cell office:value-type="float" office:value="40135" calcext:value-type="float">
            <text:p>40135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A374]+([.C374]*[.$K$1])" office:value-type="float" office:value="186" calcext:value-type="float">
            <text:p>186</text:p>
          </table:table-cell>
          <table:table-cell table:formula="of:=-([.B374]+([.D374]*[.$K$1]))" office:value-type="float" office:value="-123" calcext:value-type="float">
            <text:p>-123</text:p>
          </table:table-cell>
          <table:table-cell table:number-columns-repeated="5"/>
        </table:table-row>
        <table:table-row table:style-name="ro1">
          <table:table-cell office:value-type="float" office:value="50200" calcext:value-type="float">
            <text:p>50200</text:p>
          </table:table-cell>
          <table:table-cell office:value-type="float" office:value="-9871" calcext:value-type="float">
            <text:p>-987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table:formula="of:=[.A375]+([.C375]*[.$K$1])" office:value-type="float" office:value="185" calcext:value-type="float">
            <text:p>185</text:p>
          </table:table-cell>
          <table:table-cell table:formula="of:=-([.B375]+([.D375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-49836" calcext:value-type="float">
            <text:p>-49836</text:p>
          </table:table-cell>
          <table:table-cell office:value-type="float" office:value="-39880" calcext:value-type="float">
            <text:p>-398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A376]+([.C376]*[.$K$1])" office:value-type="float" office:value="179" calcext:value-type="float">
            <text:p>179</text:p>
          </table:table-cell>
          <table:table-cell table:formula="of:=-([.B376]+([.D376]*[.$K$1]))" office:value-type="float" office:value="-132" calcext:value-type="float">
            <text:p>-132</text:p>
          </table:table-cell>
          <table:table-cell table:number-columns-repeated="5"/>
        </table:table-row>
        <table:table-row table:style-name="ro1">
          <table:table-cell office:value-type="float" office:value="50236" calcext:value-type="float">
            <text:p>50236</text:p>
          </table:table-cell>
          <table:table-cell office:value-type="float" office:value="-19875" calcext:value-type="float">
            <text:p>-1987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[.A377]+([.C377]*[.$K$1])" office:value-type="float" office:value="221" calcext:value-type="float">
            <text:p>221</text:p>
          </table:table-cell>
          <table:table-cell table:formula="of:=-([.B377]+([.D377]*[.$K$1]))" office:value-type="float" office:value="-131" calcext:value-type="float">
            <text:p>-131</text:p>
          </table:table-cell>
          <table:table-cell table:number-columns-repeated="5"/>
        </table:table-row>
        <table:table-row table:style-name="ro1">
          <table:table-cell office:value-type="float" office:value="50228" calcext:value-type="float">
            <text:p>50228</text:p>
          </table:table-cell>
          <table:table-cell office:value-type="float" office:value="-29884" calcext:value-type="float">
            <text:p>-29884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formula="of:=[.A378]+([.C378]*[.$K$1])" office:value-type="float" office:value="213" calcext:value-type="float">
            <text:p>213</text:p>
          </table:table-cell>
          <table:table-cell table:formula="of:=-([.B378]+([.D378]*[.$K$1]))" office:value-type="float" office:value="-125" calcext:value-type="float">
            <text:p>-125</text:p>
          </table:table-cell>
          <table:table-cell table:number-columns-repeated="5"/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float" office:value="-39883" calcext:value-type="float">
            <text:p>-3988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table:formula="of:=[.A379]+([.C379]*[.$K$1])" office:value-type="float" office:value="221" calcext:value-type="float">
            <text:p>221</text:p>
          </table:table-cell>
          <table:table-cell table:formula="of:=-([.B379]+([.D379]*[.$K$1]))" office:value-type="float" office:value="-129" calcext:value-type="float">
            <text:p>-12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8:08:03.196291306</meta:creation-date>
    <dc:date>2018-12-10T18:20:47.528721769</dc:date>
    <meta:editing-duration>PT2M34S</meta:editing-duration>
    <meta:editing-cycles>1</meta:editing-cycles>
    <meta:document-statistic meta:table-count="1" meta:cell-count="227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761cm" svg:y="4.203cm" style:legend-expansion="high" chart:style-name="ch2"/>
        <chart:plot-area chart:style-name="ch3" table:cell-range-address="Sheet1.E1:Sheet1.F379" svg:x="0.319cm" svg:y="0.18cm" svg:width="13.123cm" svg:height="8.645cm">
          <chartooo:coordinate-region svg:x="1.231cm" svg:y="0.18cm" svg:width="11.931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379" chart:class="chart:scatter">
            <chart:domain table:cell-range-address="Sheet1.E1:Sheet1.E379"/>
            <chart:data-point chart:repeated="3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">
                <text:p>236</text:p>
                <draw:g>
                  <svg:desc>Sheet1.E1:Sheet1.E379</svg:desc>
                </draw:g>
              </table:table-cell>
              <table:table-cell office:value-type="float" office:value="-131">
                <text:p>-131</text:p>
                <draw:g>
                  <svg:desc>Sheet1.F1:Sheet1.F3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7">
                <text:p>23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">
                <text:p>2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4">
                <text:p>22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">
                <text:p>22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6">
                <text:p>17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5">
                <text:p>19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2">
                <text:p>2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">
                <text:p>17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1">
                <text:p>22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6">
                <text:p>21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8">
                <text:p>20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9">
                <text:p>22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">
                <text:p>224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3">
                <text:p>21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9">
                <text:p>2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">
                <text:p>21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2">
                <text:p>23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">
                <text:p>18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5">
                <text:p>23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8">
                <text:p>20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">
                <text:p>17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2">
                <text:p>21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9">
                <text:p>18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9">
                <text:p>22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">
                <text:p>20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9">
                <text:p>20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3">
                <text:p>23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5">
                <text:p>20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2">
                <text:p>23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6">
                <text:p>2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">
                <text:p>20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7">
                <text:p>2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">
                <text:p>19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">
                <text:p>20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4">
                <text:p>18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8">
                <text:p>20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2">
                <text:p>23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7">
                <text:p>17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5">
                <text:p>23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2">
                <text:p>23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7">
                <text:p>23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5">
                <text:p>18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6">
                <text:p>22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9">
                <text:p>22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">
                <text:p>20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6">
                <text:p>21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8">
                <text:p>20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6">
                <text:p>18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">
                <text:p>20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">
                <text:p>18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6">
                <text:p>21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6">
                <text:p>17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7">
                <text:p>17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9">
                <text:p>18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4">
                <text:p>22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6">
                <text:p>21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1">
                <text:p>20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2">
                <text:p>19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0">
                <text:p>2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">
                <text:p>17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7">
                <text:p>23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8">
                <text:p>22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4">
                <text:p>18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9">
                <text:p>18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6">
                <text:p>17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8">
                <text:p>20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2">
                <text:p>232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2">
                <text:p>21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">
                <text:p>21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6">
                <text:p>17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9">
                <text:p>18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3">
                <text:p>20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8">
                <text:p>21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0">
                <text:p>18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7">
                <text:p>18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9">
                <text:p>20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7">
                <text:p>237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7">
                <text:p>18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7">
                <text:p>23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5">
                <text:p>22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">
                <text:p>18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5">
                <text:p>22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5">
                <text:p>20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8">
                <text:p>20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9">
                <text:p>22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7">
                <text:p>23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1">
                <text:p>22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">
                <text:p>19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6">
                <text:p>18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6">
                <text:p>21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4">
                <text:p>20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2">
                <text:p>23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2">
                <text:p>23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2">
                <text:p>19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2">
                <text:p>23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5">
                <text:p>18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2">
                <text:p>2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2">
                <text:p>19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7">
                <text:p>19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7">
                <text:p>23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3">
                <text:p>21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4">
                <text:p>18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3">
                <text:p>21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1">
                <text:p>181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6">
                <text:p>17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7">
                <text:p>19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6">
                <text:p>17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3">
                <text:p>21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4">
                <text:p>23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1">
                <text:p>21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6">
                <text:p>21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9">
                <text:p>229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4">
                <text:p>22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3">
                <text:p>213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2">
                <text:p>19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">
                <text:p>2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0">
                <text:p>2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3">
                <text:p>19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0">
                <text:p>21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3">
                <text:p>20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3">
                <text:p>213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4">
                <text:p>22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8">
                <text:p>20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3">
                <text:p>21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2">
                <text:p>21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5">
                <text:p>18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4">
                <text:p>18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9">
                <text:p>2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4">
                <text:p>22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7">
                <text:p>18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7">
                <text:p>23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5">
                <text:p>22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5">
                <text:p>22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1">
                <text:p>201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5">
                <text:p>18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">
                <text:p>20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6">
                <text:p>18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16">
                <text:p>21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7">
                <text:p>23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35">
                <text:p>235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32">
                <text:p>23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37">
                <text:p>237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0">
                <text:p>22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0">
                <text:p>20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">
                <text:p>21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8">
                <text:p>22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7">
                <text:p>22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4">
                <text:p>18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4">
                <text:p>20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32">
                <text:p>23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">
                <text:p>19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3">
                <text:p>21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9">
                <text:p>22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0">
                <text:p>22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8">
                <text:p>20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">
                <text:p>19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2">
                <text:p>19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6">
                <text:p>21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2">
                <text:p>19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4">
                <text:p>2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7">
                <text:p>23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4">
                <text:p>22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8">
                <text:p>22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1">
                <text:p>22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5">
                <text:p>20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5">
                <text:p>18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1">
                <text:p>22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4">
                <text:p>22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6">
                <text:p>17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7">
                <text:p>22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4">
                <text:p>19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2">
                <text:p>19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8">
                <text:p>208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3">
                <text:p>21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2">
                <text:p>23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3">
                <text:p>20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4">
                <text:p>23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3">
                <text:p>21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3">
                <text:p>213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0">
                <text:p>18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2">
                <text:p>23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1">
                <text:p>21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3">
                <text:p>21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5">
                <text:p>20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0">
                <text:p>2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6">
                <text:p>17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5">
                <text:p>195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8">
                <text:p>20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0">
                <text:p>20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1">
                <text:p>18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0">
                <text:p>2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4">
                <text:p>18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2">
                <text:p>2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3">
                <text:p>20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2">
                <text:p>19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7">
                <text:p>18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4">
                <text:p>22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8">
                <text:p>20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6">
                <text:p>17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">
                <text:p>208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8">
                <text:p>18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2">
                <text:p>19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8">
                <text:p>21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4">
                <text:p>22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4">
                <text:p>18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">
                <text:p>21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3">
                <text:p>21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4">
                <text:p>18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78">
                <text:p>17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9">
                <text:p>2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8">
                <text:p>21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8">
                <text:p>21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7">
                <text:p>21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7">
                <text:p>23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0">
                <text:p>200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6">
                <text:p>17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2">
                <text:p>232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1">
                <text:p>221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">
                <text:p>2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6">
                <text:p>17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1">
                <text:p>21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6">
                <text:p>2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0">
                <text:p>22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7">
                <text:p>17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3">
                <text:p>19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7">
                <text:p>2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0">
                <text:p>200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2">
                <text:p>19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9">
                <text:p>22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08">
                <text:p>20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8">
                <text:p>22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95">
                <text:p>19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4">
                <text:p>18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3">
                <text:p>23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6">
                <text:p>22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6">
                <text:p>17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8">
                <text:p>188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08">
                <text:p>20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6">
                <text:p>216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4">
                <text:p>22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1">
                <text:p>22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">
                <text:p>17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8">
                <text:p>208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3">
                <text:p>213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6">
                <text:p>216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2">
                <text:p>20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7">
                <text:p>237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5">
                <text:p>185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24">
                <text:p>22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28">
                <text:p>22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1">
                <text:p>21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4">
                <text:p>19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5">
                <text:p>205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0">
                <text:p>20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6">
                <text:p>186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4">
                <text:p>20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7">
                <text:p>197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37">
                <text:p>23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6">
                <text:p>21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0">
                <text:p>200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">
                <text:p>20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9">
                <text:p>18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6">
                <text:p>17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32">
                <text:p>23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6">
                <text:p>17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7">
                <text:p>21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2">
                <text:p>192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2">
                <text:p>21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0">
                <text:p>21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28">
                <text:p>228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4">
                <text:p>22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32">
                <text:p>232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4">
                <text:p>22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2">
                <text:p>19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2">
                <text:p>19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">
                <text:p>20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8">
                <text:p>228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7">
                <text:p>23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7">
                <text:p>22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21">
                <text:p>221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9">
                <text:p>18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7">
                <text:p>237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5">
                <text:p>19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8">
                <text:p>20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32">
                <text:p>232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8">
                <text:p>18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21">
                <text:p>221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0">
                <text:p>20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9">
                <text:p>21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37">
                <text:p>237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78">
                <text:p>17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8">
                <text:p>20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32">
                <text:p>23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21">
                <text:p>22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76">
                <text:p>17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6">
                <text:p>216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2">
                <text:p>20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9">
                <text:p>20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8">
                <text:p>22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8">
                <text:p>18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9">
                <text:p>229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3">
                <text:p>21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1">
                <text:p>221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">
                <text:p>2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3">
                <text:p>21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9">
                <text:p>229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8">
                <text:p>17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2">
                <text:p>192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7">
                <text:p>22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7">
                <text:p>17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9">
                <text:p>219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">
                <text:p>20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">
                <text:p>204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37">
                <text:p>23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11">
                <text:p>211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1">
                <text:p>22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5">
                <text:p>205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1">
                <text:p>20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5">
                <text:p>225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6">
                <text:p>23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3">
                <text:p>19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9">
                <text:p>22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1">
                <text:p>221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7">
                <text:p>227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6">
                <text:p>19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">
                <text:p>200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3">
                <text:p>2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4">
                <text:p>224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8">
                <text:p>208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3">
                <text:p>193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4">
                <text:p>224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7">
                <text:p>217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3">
                <text:p>21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0">
                <text:p>220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1">
                <text:p>221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8">
                <text:p>208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">
                <text:p>178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">
                <text:p>17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2">
                <text:p>19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10">
                <text:p>210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36">
                <text:p>236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4">
                <text:p>224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2">
                <text:p>192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3">
                <text:p>213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36">
                <text:p>236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4">
                <text:p>224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5">
                <text:p>195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">
                <text:p>18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37">
                <text:p>237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2">
                <text:p>232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9">
                <text:p>209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4">
                <text:p>224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33">
                <text:p>23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8">
                <text:p>20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">
                <text:p>186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5">
                <text:p>185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9">
                <text:p>179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1">
                <text:p>22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3">
                <text:p>213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1">
                <text:p>221</text:p>
              </table:table-cell>
              <table:table-cell office:value-type="float" office:value="-129">
                <text:p>-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